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manifest.rdf" manifest:media-type="application/rdf+xml"/>
  <manifest:file-entry manifest:full-path="Object 41/styles.xml" manifest:media-type="text/xml"/>
  <manifest:file-entry manifest:full-path="Object 41/content.xml" manifest:media-type="text/xml"/>
  <manifest:file-entry manifest:full-path="Object 41/" manifest:version="1.2" manifest:media-type="application/vnd.oasis.opendocument.spreadsheet"/>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manifest.rdf" manifest:media-type="application/rdf+xml"/>
  <manifest:file-entry manifest:full-path="Object 45/styles.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spreadsheet"/>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157cm" fo:margin-left="0.042cm" table:align="left"/>
    </style:style>
    <style:style style:name="Tableau1.A" style:family="table-column">
      <style:table-column-properties style:column-width="0.699cm"/>
    </style:style>
    <style:style style:name="Tableau1.B" style:family="table-column">
      <style:table-column-properties style:column-width="1.21cm"/>
    </style:style>
    <style:style style:name="Tableau1.C" style:family="table-column">
      <style:table-column-properties style:column-width="2.193cm"/>
    </style:style>
    <style:style style:name="Tableau1.D" style:family="table-column">
      <style:table-column-properties style:column-width="0.208cm"/>
    </style:style>
    <style:style style:name="Tableau1.F" style:family="table-column">
      <style:table-column-properties style:column-width="1.891cm"/>
    </style:style>
    <style:style style:name="Tableau1.G" style:family="table-column">
      <style:table-column-properties style:column-width="3.307cm"/>
    </style:style>
    <style:style style:name="Tableau1.H" style:family="table-column">
      <style:table-column-properties style:column-width="0.189cm"/>
    </style:style>
    <style:style style:name="Tableau1.J" style:family="table-column">
      <style:table-column-properties style:column-width="2.305cm"/>
    </style:style>
    <style:style style:name="Tableau1.K" style:family="table-column">
      <style:table-column-properties style:column-width="4.759cm"/>
    </style:style>
    <style:style style:name="Tableau1.A1" style:family="table-cell">
      <style:table-cell-properties style:vertical-align="middle" fo:background-color="#99ff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padding="0.097cm" fo:border-left="0.05pt solid #000000" fo:border-right="none" fo:border-top="0.05pt solid #000000" fo:border-bottom="0.05pt solid #000000"/>
    </style:style>
    <style:style style:name="Tableau1.H1" style:family="table-cell">
      <style:table-cell-properties style:vertical-align="middle" fo:padding="0.097cm" fo:border-left="0.05pt solid #000000" fo:border-right="none" fo:border-top="0.05pt solid #000000" fo:border-bottom="0.05pt solid #000000"/>
    </style:style>
    <style:style style:name="Tableau1.K1" style:family="table-cell">
      <style:table-cell-properties style:vertical-align="middle" fo:background-color="#99ffff"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none" fo:border-top="0.05pt solid #000000" fo:border-bottom="0.05pt solid #000000"/>
    </style:style>
    <style:style style:name="Tableau1.E2" style:family="table-cell">
      <style:table-cell-properties style:vertical-align="middle" fo:padding="0.097cm" fo:border-left="0.05pt solid #000000" fo:border-right="none" fo:border-top="none" fo:border-bottom="0.05pt solid #000000"/>
    </style:style>
    <style:style style:name="Tableau1.F2" style:family="table-cell">
      <style:table-cell-properties style:vertical-align="middle" fo:padding="0.097cm" fo:border-left="0.05pt solid #000000" fo:border-right="none" fo:border-top="none" fo:border-bottom="0.05pt solid #000000"/>
    </style:style>
    <style:style style:name="Tableau1.G2" style:family="table-cell">
      <style:table-cell-properties style:vertical-align="middle" fo:padding="0.097cm" fo:border-left="0.05pt solid #000000" fo:border-right="none" fo:border-top="none" fo:border-bottom="0.05pt solid #000000"/>
    </style:style>
    <style:style style:name="Tableau1.H2" style:family="table-cell">
      <style:table-cell-properties style:vertical-align="middle" fo:padding="0.097cm" fo:border-left="0.05pt solid #000000" fo:border-right="none" fo:border-top="0.05pt solid #000000" fo:border-bottom="0.05pt solid #000000"/>
    </style:style>
    <style:style style:name="Tableau1.I2" style:family="table-cell">
      <style:table-cell-properties style:vertical-align="middle" fo:padding="0.097cm" fo:border-left="0.05pt solid #000000" fo:border-right="none" fo:border-top="none" fo:border-bottom="0.05pt solid #000000"/>
    </style:style>
    <style:style style:name="Tableau1.J2" style:family="table-cell">
      <style:table-cell-properties style:vertical-align="middle" fo:padding="0.097cm" fo:border-left="0.05pt solid #000000" fo:border-right="none" fo:border-top="none" fo:border-bottom="0.05pt solid #000000"/>
    </style:style>
    <style:style style:name="Tableau1.K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background-color="#ccff66" fo:padding="0.097cm" fo:border-left="0.05pt solid #000000" fo:border-right="none" fo:border-top="none" fo:border-bottom="0.05pt solid #000000">
        <style:background-image/>
      </style:table-cell-properties>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0.05pt solid #000000"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none" fo:border-top="none" fo:border-bottom="0.05pt solid #000000"/>
    </style:style>
    <style:style style:name="Tableau1.H3" style:family="table-cell">
      <style:table-cell-properties style:vertical-align="middle" fo:padding="0.097cm" fo:border-left="0.05pt solid #000000" fo:border-right="none" fo:border-top="0.05pt solid #000000" fo:border-bottom="0.05pt solid #000000"/>
    </style:style>
    <style:style style:name="Tableau1.I3" style:family="table-cell">
      <style:table-cell-properties style:vertical-align="middle" fo:padding="0.097cm" fo:border-left="0.05pt solid #000000" fo:border-right="none" fo:border-top="none" fo:border-bottom="0.05pt solid #000000"/>
    </style:style>
    <style:style style:name="Tableau1.J3" style:family="table-cell">
      <style:table-cell-properties style:vertical-align="middle" fo:padding="0.097cm" fo:border-left="0.05pt solid #000000" fo:border-right="none" fo:border-top="none" fo:border-bottom="0.05pt solid #000000"/>
    </style:style>
    <style:style style:name="Tableau1.K3" style:family="table-cell">
      <style:table-cell-properties style:vertical-align="middle" fo:padding="0.097cm" fo:border-left="0.05pt solid #000000" fo:border-right="0.05pt solid #000000"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none" fo:border-top="0.05pt solid #000000" fo:border-bottom="0.05pt solid #000000"/>
    </style:style>
    <style:style style:name="Tableau1.G4" style:family="table-cell">
      <style:table-cell-properties style:vertical-align="middle" fo:padding="0.097cm" fo:border-left="0.05pt solid #000000" fo:border-right="none" fo:border-top="none" fo:border-bottom="0.05pt solid #000000"/>
    </style:style>
    <style:style style:name="Tableau1.H4" style:family="table-cell">
      <style:table-cell-properties style:vertical-align="middle" fo:padding="0.097cm" fo:border-left="0.05pt solid #000000" fo:border-right="none" fo:border-top="0.05pt solid #000000" fo:border-bottom="0.05pt solid #000000"/>
    </style:style>
    <style:style style:name="Tableau1.I4" style:family="table-cell">
      <style:table-cell-properties style:vertical-align="middle" fo:padding="0.097cm" fo:border-left="0.05pt solid #000000" fo:border-right="none" fo:border-top="none" fo:border-bottom="0.05pt solid #000000"/>
    </style:style>
    <style:style style:name="Tableau1.J4" style:family="table-cell">
      <style:table-cell-properties style:vertical-align="middle" fo:padding="0.097cm" fo:border-left="0.05pt solid #000000" fo:border-right="none" fo:border-top="none" fo:border-bottom="0.05pt solid #000000"/>
    </style:style>
    <style:style style:name="Tableau1.K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none" fo:border-top="0.05pt solid #000000" fo:border-bottom="0.05pt solid #000000"/>
    </style:style>
    <style:style style:name="Tableau1.E5" style:family="table-cell">
      <style:table-cell-properties style:vertical-align="middle" fo:padding="0.097cm" fo:border-left="0.05pt solid #000000" fo:border-right="none" fo:border-top="none" fo:border-bottom="0.05pt solid #000000"/>
    </style:style>
    <style:style style:name="Tableau1.F5" style:family="table-cell">
      <style:table-cell-properties style:vertical-align="middle" fo:padding="0.097cm" fo:border-left="0.05pt solid #000000" fo:border-right="none" fo:border-top="none" fo:border-bottom="0.05pt solid #000000"/>
    </style:style>
    <style:style style:name="Tableau1.G5" style:family="table-cell">
      <style:table-cell-properties style:vertical-align="middle" fo:padding="0.097cm" fo:border-left="0.05pt solid #000000" fo:border-right="none" fo:border-top="none" fo:border-bottom="0.05pt solid #000000"/>
    </style:style>
    <style:style style:name="Tableau1.H5" style:family="table-cell">
      <style:table-cell-properties style:vertical-align="middle" fo:padding="0.097cm" fo:border-left="0.05pt solid #000000" fo:border-right="none" fo:border-top="0.05pt solid #000000" fo:border-bottom="0.05pt solid #000000"/>
    </style:style>
    <style:style style:name="Tableau1.I5" style:family="table-cell">
      <style:table-cell-properties style:vertical-align="middle" fo:padding="0.097cm" fo:border-left="0.05pt solid #000000" fo:border-right="none" fo:border-top="none" fo:border-bottom="0.05pt solid #000000"/>
    </style:style>
    <style:style style:name="Tableau1.J5" style:family="table-cell">
      <style:table-cell-properties style:vertical-align="middle" fo:padding="0.097cm" fo:border-left="0.05pt solid #000000" fo:border-right="none" fo:border-top="none" fo:border-bottom="0.05pt solid #000000"/>
    </style:style>
    <style:style style:name="Tableau1.K5" style:family="table-cell">
      <style:table-cell-properties style:vertical-align="middle" fo:padding="0.097cm" fo:border-left="0.05pt solid #000000" fo:border-right="0.05pt solid #000000"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none" fo:border-top="0.05pt solid #000000" fo:border-bottom="0.05pt solid #000000"/>
    </style:style>
    <style:style style:name="Tableau1.E6" style:family="table-cell">
      <style:table-cell-properties style:vertical-align="middle" fo:padding="0.097cm" fo:border-left="0.05pt solid #000000" fo:border-right="none" fo:border-top="none" fo:border-bottom="0.05pt solid #000000"/>
    </style:style>
    <style:style style:name="Tableau1.F6" style:family="table-cell">
      <style:table-cell-properties style:vertical-align="middle" fo:padding="0.097cm" fo:border-left="0.05pt solid #000000" fo:border-right="none" fo:border-top="none" fo:border-bottom="0.05pt solid #000000"/>
    </style:style>
    <style:style style:name="Tableau1.G6" style:family="table-cell">
      <style:table-cell-properties style:vertical-align="middle" fo:padding="0.097cm" fo:border-left="0.05pt solid #000000" fo:border-right="none" fo:border-top="none" fo:border-bottom="0.05pt solid #000000"/>
    </style:style>
    <style:style style:name="Tableau1.H6" style:family="table-cell">
      <style:table-cell-properties style:vertical-align="middle" fo:padding="0.097cm" fo:border-left="0.05pt solid #000000" fo:border-right="none" fo:border-top="0.05pt solid #000000" fo:border-bottom="0.05pt solid #000000"/>
    </style:style>
    <style:style style:name="Tableau1.I6" style:family="table-cell">
      <style:table-cell-properties style:vertical-align="middle" fo:padding="0.097cm" fo:border-left="0.05pt solid #000000" fo:border-right="none" fo:border-top="none" fo:border-bottom="0.05pt solid #000000"/>
    </style:style>
    <style:style style:name="Tableau1.J6" style:family="table-cell">
      <style:table-cell-properties style:vertical-align="middle" fo:padding="0.097cm" fo:border-left="0.05pt solid #000000" fo:border-right="none" fo:border-top="none" fo:border-bottom="0.05pt solid #000000"/>
    </style:style>
    <style:style style:name="Tableau1.K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none" fo:border-top="0.05pt solid #000000" fo:border-bottom="0.05pt solid #000000"/>
    </style:style>
    <style:style style:name="Tableau1.E7" style:family="table-cell">
      <style:table-cell-properties style:vertical-align="middle" fo:padding="0.097cm" fo:border-left="0.05pt solid #000000" fo:border-right="none" fo:border-top="none" fo:border-bottom="0.05pt solid #000000"/>
    </style:style>
    <style:style style:name="Tableau1.F7" style:family="table-cell">
      <style:table-cell-properties style:vertical-align="middle" fo:padding="0.097cm" fo:border-left="0.05pt solid #000000" fo:border-right="none" fo:border-top="none" fo:border-bottom="0.05pt solid #000000"/>
    </style:style>
    <style:style style:name="Tableau1.G7" style:family="table-cell">
      <style:table-cell-properties style:vertical-align="middle" fo:padding="0.097cm" fo:border-left="0.05pt solid #000000" fo:border-right="none" fo:border-top="none" fo:border-bottom="0.05pt solid #000000"/>
    </style:style>
    <style:style style:name="Tableau1.H7" style:family="table-cell">
      <style:table-cell-properties style:vertical-align="middle" fo:padding="0.097cm" fo:border-left="0.05pt solid #000000" fo:border-right="none" fo:border-top="0.05pt solid #000000" fo:border-bottom="0.05pt solid #000000"/>
    </style:style>
    <style:style style:name="Tableau1.I7" style:family="table-cell">
      <style:table-cell-properties style:vertical-align="middle" fo:padding="0.097cm" fo:border-left="0.05pt solid #000000" fo:border-right="none" fo:border-top="none" fo:border-bottom="0.05pt solid #000000"/>
    </style:style>
    <style:style style:name="Tableau1.J7" style:family="table-cell">
      <style:table-cell-properties style:vertical-align="middle" fo:padding="0.097cm" fo:border-left="0.05pt solid #000000" fo:border-right="none" fo:border-top="none" fo:border-bottom="0.05pt solid #000000"/>
    </style:style>
    <style:style style:name="Tableau1.K7" style:family="table-cell">
      <style:table-cell-properties style:vertical-align="middle" fo:padding="0.097cm" fo:border-left="0.05pt solid #000000" fo:border-right="0.05pt solid #000000"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none" fo:border-top="0.05pt solid #000000" fo:border-bottom="0.05pt solid #000000"/>
    </style:style>
    <style:style style:name="Tableau1.G8" style:family="table-cell">
      <style:table-cell-properties style:vertical-align="middle" fo:padding="0.097cm" fo:border-left="0.05pt solid #000000" fo:border-right="none" fo:border-top="none" fo:border-bottom="0.05pt solid #000000"/>
    </style:style>
    <style:style style:name="Tableau1.H8" style:family="table-cell">
      <style:table-cell-properties style:vertical-align="middle" fo:padding="0.097cm" fo:border-left="0.05pt solid #000000" fo:border-right="none" fo:border-top="0.05pt solid #000000" fo:border-bottom="0.05pt solid #000000"/>
    </style:style>
    <style:style style:name="Tableau1.I8" style:family="table-cell">
      <style:table-cell-properties style:vertical-align="middle" fo:padding="0.097cm" fo:border-left="0.05pt solid #000000" fo:border-right="none" fo:border-top="none" fo:border-bottom="0.05pt solid #000000"/>
    </style:style>
    <style:style style:name="Tableau1.J8" style:family="table-cell">
      <style:table-cell-properties style:vertical-align="middle" fo:padding="0.097cm" fo:border-left="0.05pt solid #000000" fo:border-right="none" fo:border-top="none" fo:border-bottom="0.05pt solid #000000"/>
    </style:style>
    <style:style style:name="Tableau1.K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none" fo:border-top="0.05pt solid #000000" fo:border-bottom="0.05pt solid #000000"/>
    </style:style>
    <style:style style:name="Tableau1.E9" style:family="table-cell">
      <style:table-cell-properties style:vertical-align="middle" fo:padding="0.097cm" fo:border-left="0.05pt solid #000000" fo:border-right="none" fo:border-top="none" fo:border-bottom="0.05pt solid #000000"/>
    </style:style>
    <style:style style:name="Tableau1.F9" style:family="table-cell">
      <style:table-cell-properties style:vertical-align="middle" fo:padding="0.097cm" fo:border-left="0.05pt solid #000000" fo:border-right="none" fo:border-top="none" fo:border-bottom="0.05pt solid #000000"/>
    </style:style>
    <style:style style:name="Tableau1.G9" style:family="table-cell">
      <style:table-cell-properties style:vertical-align="middle" fo:padding="0.097cm" fo:border-left="0.05pt solid #000000" fo:border-right="none" fo:border-top="none" fo:border-bottom="0.05pt solid #000000"/>
    </style:style>
    <style:style style:name="Tableau1.H9" style:family="table-cell">
      <style:table-cell-properties style:vertical-align="middle" fo:padding="0.097cm" fo:border-left="0.05pt solid #000000" fo:border-right="none" fo:border-top="0.05pt solid #000000" fo:border-bottom="0.05pt solid #000000"/>
    </style:style>
    <style:style style:name="Tableau1.I9" style:family="table-cell">
      <style:table-cell-properties style:vertical-align="middle" fo:padding="0.097cm" fo:border-left="0.05pt solid #000000" fo:border-right="none" fo:border-top="none" fo:border-bottom="0.05pt solid #000000"/>
    </style:style>
    <style:style style:name="Tableau1.J9" style:family="table-cell">
      <style:table-cell-properties style:vertical-align="middle" fo:padding="0.097cm" fo:border-left="0.05pt solid #000000" fo:border-right="none" fo:border-top="none" fo:border-bottom="0.05pt solid #000000"/>
    </style:style>
    <style:style style:name="Tableau1.K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none" fo:border-top="0.05pt solid #000000" fo:border-bottom="0.05pt solid #000000"/>
    </style:style>
    <style:style style:name="Tableau1.G10" style:family="table-cell">
      <style:table-cell-properties style:vertical-align="middle" fo:padding="0.097cm" fo:border-left="0.05pt solid #000000" fo:border-right="none" fo:border-top="none" fo:border-bottom="0.05pt solid #000000"/>
    </style:style>
    <style:style style:name="Tableau1.H10" style:family="table-cell">
      <style:table-cell-properties style:vertical-align="middle" fo:padding="0.097cm" fo:border-left="0.05pt solid #000000" fo:border-right="none" fo:border-top="0.05pt solid #000000" fo:border-bottom="0.05pt solid #000000"/>
    </style:style>
    <style:style style:name="Tableau1.I10" style:family="table-cell">
      <style:table-cell-properties style:vertical-align="middle" fo:padding="0.097cm" fo:border-left="0.05pt solid #000000" fo:border-right="none" fo:border-top="none" fo:border-bottom="0.05pt solid #000000"/>
    </style:style>
    <style:style style:name="Tableau1.J10" style:family="table-cell">
      <style:table-cell-properties style:vertical-align="middle" fo:padding="0.097cm" fo:border-left="0.05pt solid #000000" fo:border-right="none" fo:border-top="none" fo:border-bottom="0.05pt solid #000000"/>
    </style:style>
    <style:style style:name="Tableau1.K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none" fo:border-top="0.05pt solid #000000" fo:border-bottom="0.05pt solid #000000"/>
    </style:style>
    <style:style style:name="Tableau1.E11" style:family="table-cell">
      <style:table-cell-properties style:vertical-align="middle" fo:padding="0.097cm" fo:border-left="0.05pt solid #000000" fo:border-right="none" fo:border-top="none" fo:border-bottom="0.05pt solid #000000"/>
    </style:style>
    <style:style style:name="Tableau1.F11" style:family="table-cell">
      <style:table-cell-properties style:vertical-align="middle" fo:padding="0.097cm" fo:border-left="0.05pt solid #000000" fo:border-right="none" fo:border-top="none" fo:border-bottom="0.05pt solid #000000"/>
    </style:style>
    <style:style style:name="Tableau1.G11" style:family="table-cell">
      <style:table-cell-properties style:vertical-align="middle" fo:padding="0.097cm" fo:border-left="0.05pt solid #000000" fo:border-right="none" fo:border-top="none" fo:border-bottom="0.05pt solid #000000"/>
    </style:style>
    <style:style style:name="Tableau1.H11" style:family="table-cell">
      <style:table-cell-properties style:vertical-align="middle" fo:padding="0.097cm" fo:border-left="0.05pt solid #000000" fo:border-right="none" fo:border-top="0.05pt solid #000000" fo:border-bottom="0.05pt solid #000000"/>
    </style:style>
    <style:style style:name="Tableau1.I11" style:family="table-cell">
      <style:table-cell-properties style:vertical-align="middle" fo:padding="0.097cm" fo:border-left="0.05pt solid #000000" fo:border-right="none" fo:border-top="none" fo:border-bottom="0.05pt solid #000000"/>
    </style:style>
    <style:style style:name="Tableau1.J11" style:family="table-cell">
      <style:table-cell-properties style:vertical-align="middle" fo:padding="0.097cm" fo:border-left="0.05pt solid #000000" fo:border-right="none" fo:border-top="none" fo:border-bottom="0.05pt solid #000000"/>
    </style:style>
    <style:style style:name="Tableau1.K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0137ee" officeooo:paragraph-rsid="000137ee"/>
    </style:style>
    <style:style style:name="P2" style:family="paragraph" style:parent-style-name="Standard">
      <style:paragraph-properties fo:text-align="center" style:justify-single-word="false"/>
      <style:text-properties fo:font-size="14pt" fo:font-weight="bold" officeooo:rsid="000137ee" officeooo:paragraph-rsid="000137ee" style:font-size-asian="14pt" style:font-weight-asian="bold" style:font-size-complex="14pt" style:font-weight-complex="bold"/>
    </style:style>
    <style:style style:name="P3" style:family="paragraph" style:parent-style-name="Standard">
      <style:text-properties officeooo:rsid="00056ae8" officeooo:paragraph-rsid="00056ae8"/>
    </style:style>
    <style:style style:name="P4" style:family="paragraph" style:parent-style-name="Standard">
      <style:text-properties officeooo:rsid="00056ae8" officeooo:paragraph-rsid="00112c52"/>
    </style:style>
    <style:style style:name="P5" style:family="paragraph" style:parent-style-name="Standard">
      <style:text-properties style:text-underline-style="solid" style:text-underline-width="auto" style:text-underline-color="font-color" fo:font-weight="bold" officeooo:rsid="00056ae8" officeooo:paragraph-rsid="00056ae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55ac1" officeooo:paragraph-rsid="00155ac1" style:font-weight-asian="bold" style:font-weight-complex="bold"/>
    </style:style>
    <style:style style:name="P7" style:family="paragraph" style:parent-style-name="Standard">
      <style:text-properties officeooo:rsid="000dde63" officeooo:paragraph-rsid="000dde63"/>
    </style:style>
    <style:style style:name="P8" style:family="paragraph" style:parent-style-name="Standard">
      <style:text-properties officeooo:rsid="000eb553" officeooo:paragraph-rsid="000eb553"/>
    </style:style>
    <style:style style:name="P9" style:family="paragraph" style:parent-style-name="Standard">
      <style:text-properties officeooo:paragraph-rsid="00112c52"/>
    </style:style>
    <style:style style:name="P10" style:family="paragraph" style:parent-style-name="Standard">
      <style:text-properties officeooo:rsid="00102e86" officeooo:paragraph-rsid="00102e86"/>
    </style:style>
    <style:style style:name="P11" style:family="paragraph" style:parent-style-name="Standard">
      <style:text-properties officeooo:rsid="001278c2" officeooo:paragraph-rsid="001278c2"/>
    </style:style>
    <style:style style:name="P12" style:family="paragraph" style:parent-style-name="Standard">
      <style:text-properties officeooo:rsid="0013b29b" officeooo:paragraph-rsid="0013b29b"/>
    </style:style>
    <style:style style:name="P13" style:family="paragraph" style:parent-style-name="Standard">
      <style:text-properties officeooo:rsid="00155ac1" officeooo:paragraph-rsid="00155ac1"/>
    </style:style>
    <style:style style:name="P14" style:family="paragraph" style:parent-style-name="Standard">
      <style:text-properties officeooo:rsid="0019422c" officeooo:paragraph-rsid="0019422c"/>
    </style:style>
    <style:style style:name="P15" style:family="paragraph" style:parent-style-name="Standard">
      <style:text-properties officeooo:rsid="001b3c88" officeooo:paragraph-rsid="001b3c88"/>
    </style:style>
    <style:style style:name="P16" style:family="paragraph" style:parent-style-name="Standard">
      <style:text-properties officeooo:rsid="001ca5e0" officeooo:paragraph-rsid="001ca5e0"/>
    </style:style>
    <style:style style:name="P17" style:family="paragraph" style:parent-style-name="Standard">
      <style:text-properties officeooo:rsid="0020668c" officeooo:paragraph-rsid="0020668c"/>
    </style:style>
    <style:style style:name="P18" style:family="paragraph" style:parent-style-name="Standard">
      <style:text-properties officeooo:rsid="00226817" officeooo:paragraph-rsid="00226817"/>
    </style:style>
    <style:style style:name="P19" style:family="paragraph" style:parent-style-name="Standard">
      <style:text-properties officeooo:rsid="00239863" officeooo:paragraph-rsid="00239863"/>
    </style:style>
    <style:style style:name="P20" style:family="paragraph" style:parent-style-name="Standard">
      <style:text-properties officeooo:rsid="002497ff" officeooo:paragraph-rsid="002497ff"/>
    </style:style>
    <style:style style:name="P21" style:family="paragraph" style:parent-style-name="Table_20_Contents">
      <style:paragraph-properties fo:text-align="center" style:justify-single-word="false"/>
      <style:text-properties fo:font-size="10pt" officeooo:rsid="00014b98" officeooo:paragraph-rsid="00014b98" style:font-size-asian="10pt" style:font-size-complex="10pt"/>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officeooo:rsid="0001e58c" officeooo:paragraph-rsid="0001e58c" style:font-size-asian="10pt" style:font-size-complex="10pt"/>
    </style:style>
    <style:style style:name="P24" style:family="paragraph" style:parent-style-name="Table_20_Contents">
      <style:paragraph-properties fo:text-align="center" style:justify-single-word="false"/>
      <style:text-properties fo:font-size="10pt" officeooo:rsid="0003e097" officeooo:paragraph-rsid="0003e097" style:font-size-asian="10pt" style:font-size-complex="10pt"/>
    </style:style>
    <style:style style:name="P25" style:family="paragraph" style:parent-style-name="Table_20_Contents">
      <style:paragraph-properties fo:text-align="center" style:justify-single-word="false"/>
      <style:text-properties fo:font-size="10pt" officeooo:rsid="00056ae8" officeooo:paragraph-rsid="00056ae8" style:font-size-asian="10pt" style:font-size-complex="10pt"/>
    </style:style>
    <style:style style:name="P26" style:family="paragraph" style:parent-style-name="Table_20_Contents">
      <style:paragraph-properties fo:text-align="center" style:justify-single-word="false"/>
      <style:text-properties fo:font-size="10pt" officeooo:rsid="000e9407" officeooo:paragraph-rsid="000e9407" style:font-size-asian="10pt" style:font-size-complex="10pt"/>
    </style:style>
    <style:style style:name="P27" style:family="paragraph" style:parent-style-name="Standard" style:list-style-name="L1">
      <style:text-properties officeooo:paragraph-rsid="000137ee"/>
    </style:style>
    <style:style style:name="P28" style:family="paragraph" style:parent-style-name="Standard" style:list-style-name="L1">
      <style:text-properties officeooo:paragraph-rsid="00014b98"/>
    </style:style>
    <style:style style:name="P29" style:family="paragraph" style:parent-style-name="Standard">
      <style:text-properties style:font-name="Liberation Serif1" officeooo:rsid="001ca5e0" officeooo:paragraph-rsid="001ca5e0" style:font-name-asian="Liberation Serif1" style:font-name-complex="Liberation Serif1"/>
    </style:style>
    <style:style style:name="P30" style:family="paragraph" style:parent-style-name="Standard">
      <style:text-properties style:font-name="Liberation Serif1" officeooo:rsid="0020668c" officeooo:paragraph-rsid="0020668c" style:font-name-asian="Liberation Serif1" style:font-name-complex="Liberation Serif1"/>
    </style:style>
    <style:style style:name="P31" style:family="paragraph" style:parent-style-name="Standard">
      <style:text-properties style:font-name="Liberation Serif1" officeooo:rsid="00226817" officeooo:paragraph-rsid="00226817" style:font-name-asian="Liberation Serif1" style:font-name-complex="Liberation Serif1"/>
    </style:style>
    <style:style style:name="P32" style:family="paragraph" style:parent-style-name="Standard">
      <style:text-properties style:font-name="Liberation Serif1" officeooo:rsid="00239863" officeooo:paragraph-rsid="00239863" style:font-name-asian="Liberation Serif1" style:font-name-complex="Liberation Serif1"/>
    </style:style>
    <style:style style:name="P33" style:family="paragraph" style:parent-style-name="Standard">
      <style:text-properties style:font-name="Liberation Serif1" officeooo:rsid="003006dc" officeooo:paragraph-rsid="003006dc" style:font-name-asian="Liberation Serif1" style:font-name-complex="Liberation Serif1"/>
    </style:style>
    <style:style style:name="P34" style:family="paragraph" style:parent-style-name="Standard">
      <style:text-properties style:font-name="Liberation Serif1" style:text-underline-style="solid" style:text-underline-width="auto" style:text-underline-color="font-color" fo:font-weight="bold" officeooo:rsid="001e68cd" officeooo:paragraph-rsid="001e68cd" style:font-name-asian="Liberation Serif1" style:font-weight-asian="bold" style:font-name-complex="Liberation Serif1" style:font-weight-complex="bold"/>
    </style:style>
    <style:style style:name="P35" style:family="paragraph" style:parent-style-name="Standard" style:list-style-name="L2">
      <style:text-properties officeooo:paragraph-rsid="00201ee2"/>
    </style:style>
    <style:style style:name="P36" style:family="paragraph" style:parent-style-name="Standard">
      <style:text-properties officeooo:rsid="00239863" officeooo:paragraph-rsid="003006dc"/>
    </style:style>
    <style:style style:name="P37" style:family="paragraph" style:parent-style-name="Standard">
      <style:text-properties officeooo:paragraph-rsid="00056ae8"/>
    </style:style>
    <style:style style:name="P38" style:family="paragraph" style:parent-style-name="Standard">
      <style:text-properties officeooo:rsid="000137ee" officeooo:paragraph-rsid="000137ee"/>
    </style:style>
    <style:style style:name="P39" style:family="paragraph">
      <style:paragraph-properties fo:margin-left="0.101cm" fo:margin-right="0.101cm" fo:text-indent="0.101cm"/>
      <style:text-properties style:font-name="Consolas" fo:font-size="9pt" style:font-size-asian="9pt" style:font-size-complex="9pt"/>
    </style:style>
    <style:style style:name="P40" style:family="paragraph">
      <loext:graphic-properties draw:fill="solid" draw:fill-color="#ffffd7"/>
      <style:paragraph-properties fo:margin-left="0.101cm" fo:margin-right="0.101cm" fo:text-indent="0.101cm"/>
      <style:text-properties style:font-name="Consolas" fo:font-size="9pt" style:font-size-asian="9pt" style:font-size-complex="9pt"/>
    </style:style>
    <style:style style:name="T1" style:family="text">
      <style:text-properties style:text-position="sub 58%"/>
    </style:style>
    <style:style style:name="T2" style:family="text">
      <style:text-properties style:text-position="sub 58%" officeooo:rsid="00056ae8"/>
    </style:style>
    <style:style style:name="T3" style:family="text">
      <style:text-properties style:text-position="sub 58%" officeooo:rsid="000137ee"/>
    </style:style>
    <style:style style:name="T4" style:family="text">
      <style:text-properties style:text-position="sub 58%" officeooo:rsid="00014b98"/>
    </style:style>
    <style:style style:name="T5" style:family="text">
      <style:text-properties style:text-position="sub 58%" officeooo:rsid="0005d34f"/>
    </style:style>
    <style:style style:name="T6" style:family="text">
      <style:text-properties style:text-position="sub 58%" officeooo:rsid="000dde63"/>
    </style:style>
    <style:style style:name="T7" style:family="text">
      <style:text-properties style:text-position="sub 58%" style:text-underline-style="solid" style:text-underline-width="auto" style:text-underline-color="font-color" fo:font-weight="bold" officeooo:rsid="00102e86" style:font-weight-asian="bold" style:font-weight-complex="bold"/>
    </style:style>
    <style:style style:name="T8" style:family="text">
      <style:text-properties style:text-position="sub 58%" style:font-name="Liberation Serif1" style:font-name-asian="Liberation Serif1" style:font-name-complex="Liberation Serif1"/>
    </style:style>
    <style:style style:name="T9" style:family="text">
      <style:text-properties style:text-position="sub 58%" officeooo:rsid="002e9fb6"/>
    </style:style>
    <style:style style:name="T10" style:family="text">
      <style:text-properties style:text-position="super 58%"/>
    </style:style>
    <style:style style:name="T11" style:family="text">
      <style:text-properties style:text-position="0% 100%"/>
    </style:style>
    <style:style style:name="T12" style:family="text">
      <style:text-properties officeooo:rsid="00056ae8"/>
    </style:style>
    <style:style style:name="T13" style:family="text">
      <style:text-properties officeooo:rsid="000137ee"/>
    </style:style>
    <style:style style:name="T14" style:family="text">
      <style:text-properties officeooo:rsid="00014b98"/>
    </style:style>
    <style:style style:name="T15" style:family="text">
      <style:text-properties officeooo:rsid="0005d34f"/>
    </style:style>
    <style:style style:name="T16" style:family="text">
      <style:text-properties officeooo:rsid="0007c7a0"/>
    </style:style>
    <style:style style:name="T17" style:family="text">
      <style:text-properties officeooo:rsid="0009b3b2"/>
    </style:style>
    <style:style style:name="T18" style:family="text">
      <style:text-properties officeooo:rsid="000b1e05"/>
    </style:style>
    <style:style style:name="T19" style:family="text">
      <style:text-properties officeooo:rsid="000dde63"/>
    </style:style>
    <style:style style:name="T20" style:family="text">
      <style:text-properties fo:font-weight="bold" style:font-weight-asian="bold" style:font-weight-complex="bold"/>
    </style:style>
    <style:style style:name="T21" style:family="text">
      <style:text-properties officeooo:rsid="00102e86"/>
    </style:style>
    <style:style style:name="T22" style:family="text">
      <style:text-properties fo:font-weight="normal" officeooo:rsid="00102e86" style:font-weight-asian="normal" style:font-weight-complex="normal"/>
    </style:style>
    <style:style style:name="T23" style:family="text">
      <style:text-properties officeooo:rsid="0010cbd2"/>
    </style:style>
    <style:style style:name="T24" style:family="text">
      <style:text-properties fo:font-style="italic" style:font-style-asian="italic" style:font-style-complex="italic"/>
    </style:style>
    <style:style style:name="T25" style:family="text">
      <style:text-properties fo:font-style="italic" officeooo:rsid="0010cbd2" style:font-style-asian="italic" style:font-style-complex="italic"/>
    </style:style>
    <style:style style:name="T26" style:family="text">
      <style:text-properties fo:font-size="9pt" fo:font-style="italic" officeooo:rsid="00056ae8" style:font-size-asian="9pt" style:font-style-asian="italic" style:font-size-complex="9pt" style:font-style-complex="italic"/>
    </style:style>
    <style:style style:name="T27" style:family="text">
      <style:text-properties fo:font-size="9pt" fo:font-style="italic" officeooo:rsid="000c1a42" style:font-size-asian="9pt" style:font-style-asian="italic" style:font-size-complex="9pt" style:font-style-complex="italic"/>
    </style:style>
    <style:style style:name="T28" style:family="text">
      <style:text-properties fo:font-size="9pt" fo:font-style="italic" officeooo:rsid="0029f534" style:font-size-asian="9pt" style:font-style-asian="italic" style:font-size-complex="9pt" style:font-style-complex="italic"/>
    </style:style>
    <style:style style:name="T29" style:family="text">
      <style:text-properties officeooo:rsid="001278c2"/>
    </style:style>
    <style:style style:name="T30" style:family="text">
      <style:text-properties officeooo:rsid="0013b29b"/>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bold" officeooo:rsid="00102e86" style:font-weight-asian="bold" style:font-weight-complex="bold"/>
    </style:style>
    <style:style style:name="T33" style:family="text">
      <style:text-properties style:text-underline-style="solid" style:text-underline-width="auto" style:text-underline-color="font-color" fo:font-weight="bold" officeooo:rsid="00112c52" style:font-weight-asian="bold" style:font-weight-complex="bold"/>
    </style:style>
    <style:style style:name="T34" style:family="text">
      <style:text-properties style:text-underline-style="solid" style:text-underline-width="auto" style:text-underline-color="font-color" fo:font-weight="bold" officeooo:rsid="0016ec8d" style:font-weight-asian="bold" style:font-weight-complex="bold"/>
    </style:style>
    <style:style style:name="T35" style:family="text">
      <style:text-properties style:text-underline-style="solid" style:text-underline-width="auto" style:text-underline-color="font-color" fo:font-weight="bold" officeooo:rsid="003046e7" style:font-weight-asian="bold" style:font-weight-complex="bold"/>
    </style:style>
    <style:style style:name="T36" style:family="text">
      <style:text-properties officeooo:rsid="0016394d"/>
    </style:style>
    <style:style style:name="T37" style:family="text">
      <style:text-properties officeooo:rsid="0016ec8d"/>
    </style:style>
    <style:style style:name="T38" style:family="text">
      <style:text-properties style:font-name="Liberation Serif1" style:font-name-asian="Liberation Serif1" style:font-name-complex="Liberation Serif1"/>
    </style:style>
    <style:style style:name="T39" style:family="text">
      <style:text-properties style:font-name="Liberation Serif1" officeooo:rsid="00201ee2" style:font-name-asian="Liberation Serif1" style:font-name-complex="Liberation Serif1"/>
    </style:style>
    <style:style style:name="T40" style:family="text">
      <style:text-properties style:font-name="Liberation Serif1" officeooo:rsid="001e68cd" style:font-name-asian="Liberation Serif1" style:font-name-complex="Liberation Serif1"/>
    </style:style>
    <style:style style:name="T41" style:family="text">
      <style:text-properties style:font-name="Liberation Serif1" officeooo:rsid="002fce0d" style:font-name-asian="Liberation Serif1" style:font-name-complex="Liberation Serif1"/>
    </style:style>
    <style:style style:name="T42" style:family="text">
      <style:text-properties officeooo:rsid="001ca5e0"/>
    </style:style>
    <style:style style:name="T43" style:family="text">
      <style:text-properties officeooo:rsid="001e68cd"/>
    </style:style>
    <style:style style:name="T44" style:family="text">
      <style:text-properties officeooo:rsid="002e9fb6"/>
    </style:style>
    <style:style style:name="T45" style:family="text">
      <style:text-properties officeooo:rsid="002fce0d"/>
    </style:style>
    <style:style style:name="T46" style:family="text">
      <style:text-properties officeooo:rsid="003006dc"/>
    </style:style>
    <style:style style:name="T47" style:family="text">
      <style:text-properties fo:color="#780373" style:font-name="Consolas" fo:font-size="9pt" fo:font-weight="bold" style:font-size-asian="9pt" style:font-weight-asian="bold" style:font-size-complex="9pt" style:font-weight-complex="bold"/>
    </style:style>
    <style:style style:name="T48" style:family="text">
      <style:text-properties style:font-name="Consolas" fo:font-size="9pt" style:font-size-asian="9pt" style:font-size-complex="9pt"/>
    </style:style>
    <style:style style:name="T49" style:family="text">
      <style:text-properties fo:color="#780373" style:font-name="Consolas" fo:font-size="9pt" style:font-size-asian="9pt" style:font-size-complex="9pt"/>
    </style:style>
    <style:style style:name="T50" style:family="text">
      <style:text-properties fo:color="#6b5e9b" style:font-name="Consolas" fo:font-size="9pt" fo:font-weight="bold" style:font-size-asian="9pt" style:font-weight-asian="bold" style:font-size-complex="9pt" style:font-weight-complex="bold"/>
    </style:style>
    <style:style style:name="T51" style:family="text">
      <style:text-properties fo:color="#e16173" style:font-name="Consolas" fo:font-size="9pt" style:font-size-asian="9pt" style:font-size-complex="9pt"/>
    </style:style>
    <style:style style:name="T52" style:family="text">
      <style:text-properties fo:color="#069a2e" style:font-name="Consolas" fo:font-size="9pt" style:font-size-asian="9pt" style:font-size-complex="9pt"/>
    </style:style>
    <style:style style:name="T53" style:family="text">
      <style:text-properties fo:color="#ea7500" style:font-name="Consolas" fo:font-size="9pt" style:font-size-asian="9pt" style:font-size-complex="9pt"/>
    </style:style>
    <style:style style:name="T54" style:family="text">
      <style:text-properties fo:color="#780373" style:font-name="Consolas" fo:font-size="9pt" fo:font-weight="normal" style:font-size-asian="9pt" style:font-weight-asian="normal" style:font-size-complex="9pt" style:font-weight-complex="normal"/>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780373" draw:fill="solid" draw:fill-color="#ffffd7" fo:min-height="1.655cm" draw:shadow="visible" draw:shadow-offset-x="0.199cm" draw:shadow-offset-y="0.199cm" draw:shadow-color="#81aca6"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solid" svg:stroke-color="#780373" draw:fill="solid" draw:fill-color="#ffffd7" fo:min-height="4.722cm" draw:shadow="visible" draw:shadow-offset-x="0.199cm" draw:shadow-offset-y="0.199cm" draw:shadow-color="#81aca6"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Éléments de correction du TP4p62 <text:span text:style-name="T12">autour des nombres de Mersenne</text:span></text:p>
      <text:p text:style-name="P1"/>
      <text:p text:style-name="P1">Un nombre de Mersenne s'écrit :<draw:frame draw:style-name="fr2" draw:name="Objet1" text:anchor-type="as-char" svg:y="-0.437cm" svg:width="2.011cm" svg:height="0.591cm" draw:z-index="0"><draw:object xlink:href="./Object 1" xlink:type="simple" xlink:show="embed" xlink:actuate="onLoad"/><draw:image xlink:href="./ObjectReplacements/Object 1" xlink:type="simple" xlink:show="embed" xlink:actuate="onLoad"/></draw:frame>où n est un entier naturel non nul.</text:p>
      <text:p text:style-name="P1"/>
      <text:p text:style-name="P1">Parmi ces nombres certain<text:span text:style-name="T16">s</text:span> sont premiers mais aujourd'hui on ne sait dire combien ni même s'ils sont en nombre infini !</text:p>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column table:style-name="Tableau1.G"/>
        <table:table-column table:style-name="Tableau1.H"/>
        <table:table-column table:style-name="Tableau1.A"/>
        <table:table-column table:style-name="Tableau1.J"/>
        <table:table-column table:style-name="Tableau1.K"/>
        <table:table-row>
          <table:table-cell table:style-name="Tableau1.A1" office:value-type="string">
            <text:p text:style-name="P21">n</text:p>
          </table:table-cell>
          <table:table-cell table:style-name="Tableau1.A1" office:value-type="string">
            <text:p text:style-name="P21">2<text:span text:style-name="T10">n</text:span><text:span text:style-name="T11">-1</text:span></text:p>
          </table:table-cell>
          <table:table-cell table:style-name="Tableau1.A1" office:value-type="string">
            <text:p text:style-name="P21">factorisation</text:p>
          </table:table-cell>
          <table:table-cell table:style-name="Tableau1.D11" table:number-rows-spanned="11" office:value-type="string">
            <text:p text:style-name="P22"/>
          </table:table-cell>
          <table:table-cell table:style-name="Tableau1.A1" office:value-type="string">
            <text:p text:style-name="P21">n</text:p>
          </table:table-cell>
          <table:table-cell table:style-name="Tableau1.A1" office:value-type="string">
            <text:p text:style-name="P21">2<text:span text:style-name="T10">n</text:span><text:span text:style-name="T11">-1</text:span></text:p>
          </table:table-cell>
          <table:table-cell table:style-name="Tableau1.A1" office:value-type="string">
            <text:p text:style-name="P21">factorisation</text:p>
          </table:table-cell>
          <table:table-cell table:style-name="Tableau1.H11" table:number-rows-spanned="11" office:value-type="string">
            <text:p text:style-name="P22"/>
          </table:table-cell>
          <table:table-cell table:style-name="Tableau1.A1" office:value-type="string">
            <text:p text:style-name="P21">n</text:p>
          </table:table-cell>
          <table:table-cell table:style-name="Tableau1.A1" office:value-type="string">
            <text:p text:style-name="P21"><text:span text:style-name="T11">2</text:span><text:span text:style-name="T10">n</text:span><text:span text:style-name="T11">-1</text:span></text:p>
          </table:table-cell>
          <table:table-cell table:style-name="Tableau1.K1" office:value-type="string">
            <text:p text:style-name="P21">factorisation</text:p>
          </table:table-cell>
        </table:table-row>
        <table:table-row>
          <table:table-cell table:style-name="Tableau1.I11" office:value-type="string">
            <text:p text:style-name="P21">1</text:p>
          </table:table-cell>
          <table:table-cell table:style-name="Tableau1.B11" office:value-type="string">
            <text:p text:style-name="P21">1</text:p>
          </table:table-cell>
          <table:table-cell table:style-name="Tableau1.C11" office:value-type="string">
            <text:p text:style-name="P21"/>
          </table:table-cell>
          <table:covered-table-cell/>
          <table:table-cell table:style-name="Tableau1.I11" office:value-type="string">
            <text:p text:style-name="P21">11</text:p>
          </table:table-cell>
          <table:table-cell table:style-name="Tableau1.F11" office:value-type="string">
            <text:p text:style-name="P23">2 047</text:p>
          </table:table-cell>
          <table:table-cell table:style-name="Tableau1.G11" office:value-type="string">
            <text:p text:style-name="P22"><draw:frame draw:style-name="fr2" draw:name="Objet12" text:anchor-type="as-char" svg:y="-0.314cm" svg:width="1.207cm" svg:height="0.39cm" draw:z-index="8"><draw:object xlink:href="./Object 12" xlink:type="simple" xlink:show="embed" xlink:actuate="onLoad"/><draw:image xlink:href="./ObjectReplacements/Object 12" xlink:type="simple" xlink:show="embed" xlink:actuate="onLoad"/><svg:desc>formule</svg:desc></draw:frame></text:p>
          </table:table-cell>
          <table:covered-table-cell/>
          <table:table-cell table:style-name="Tableau1.I11" office:value-type="string">
            <text:p text:style-name="P21">21</text:p>
          </table:table-cell>
          <table:table-cell table:style-name="Tableau1.J11" office:value-type="string">
            <text:p text:style-name="P24">2 097 151</text:p>
          </table:table-cell>
          <table:table-cell table:style-name="Tableau1.K11" office:value-type="string">
            <text:p text:style-name="P22"><draw:frame draw:style-name="fr2" draw:name="Objet19" text:anchor-type="as-char" svg:y="-0.363cm" svg:width="2.074cm" svg:height="0.439cm" draw:z-index="9"><draw:object xlink:href="./Object 19" xlink:type="simple" xlink:show="embed" xlink:actuate="onLoad"/><draw:image xlink:href="./ObjectReplacements/Object 19" xlink:type="simple" xlink:show="embed" xlink:actuate="onLoad"/><svg:desc>formule</svg:desc></draw:frame></text:p>
          </table:table-cell>
        </table:table-row>
        <table:table-row>
          <table:table-cell table:style-name="Tableau1.A3" office:value-type="string">
            <text:p text:style-name="P21">2</text:p>
          </table:table-cell>
          <table:table-cell table:style-name="Tableau1.A3" office:value-type="string">
            <text:p text:style-name="P21">3</text:p>
          </table:table-cell>
          <table:table-cell table:style-name="Tableau1.C11" office:value-type="string">
            <text:p text:style-name="P26"/>
          </table:table-cell>
          <table:covered-table-cell/>
          <table:table-cell table:style-name="Tableau1.I11" office:value-type="string">
            <text:p text:style-name="P21">12</text:p>
          </table:table-cell>
          <table:table-cell table:style-name="Tableau1.F11" office:value-type="string">
            <text:p text:style-name="P23">4 095</text:p>
          </table:table-cell>
          <table:table-cell table:style-name="Tableau1.G11" office:value-type="string">
            <text:p text:style-name="P22"><draw:frame draw:style-name="fr2" draw:name="Objet13" text:anchor-type="as-char" svg:y="-0.363cm" svg:width="2.074cm" svg:height="0.439cm" draw:z-index="10"><draw:object xlink:href="./Object 13" xlink:type="simple" xlink:show="embed" xlink:actuate="onLoad"/><draw:image xlink:href="./ObjectReplacements/Object 13" xlink:type="simple" xlink:show="embed" xlink:actuate="onLoad"/><svg:desc>formule</svg:desc></draw:frame></text:p>
          </table:table-cell>
          <table:covered-table-cell/>
          <table:table-cell table:style-name="Tableau1.I11" office:value-type="string">
            <text:p text:style-name="P21">22</text:p>
          </table:table-cell>
          <table:table-cell table:style-name="Tableau1.J11" office:value-type="string">
            <text:p text:style-name="P24">4 194 303</text:p>
          </table:table-cell>
          <table:table-cell table:style-name="Tableau1.K11" office:value-type="string">
            <text:p text:style-name="P22"><draw:frame draw:style-name="fr2" draw:name="Objet20" text:anchor-type="as-char" svg:y="-0.314cm" svg:width="2.499cm" svg:height="0.39cm" draw:z-index="11"><draw:object xlink:href="./Object 20" xlink:type="simple" xlink:show="embed" xlink:actuate="onLoad"/><draw:image xlink:href="./ObjectReplacements/Object 20" xlink:type="simple" xlink:show="embed" xlink:actuate="onLoad"/><svg:desc>formule</svg:desc></draw:frame></text:p>
          </table:table-cell>
        </table:table-row>
        <table:table-row>
          <table:table-cell table:style-name="Tableau1.A3" office:value-type="string">
            <text:p text:style-name="P21">3</text:p>
          </table:table-cell>
          <table:table-cell table:style-name="Tableau1.A3" office:value-type="string">
            <text:p text:style-name="P21">7</text:p>
          </table:table-cell>
          <table:table-cell table:style-name="Tableau1.C11" office:value-type="string">
            <text:p text:style-name="P21"/>
          </table:table-cell>
          <table:covered-table-cell/>
          <table:table-cell table:style-name="Tableau1.A3" office:value-type="string">
            <text:p text:style-name="P21">13</text:p>
          </table:table-cell>
          <table:table-cell table:style-name="Tableau1.A3" office:value-type="string">
            <text:p text:style-name="P24">8 191</text:p>
          </table:table-cell>
          <table:table-cell table:style-name="Tableau1.G11" office:value-type="string">
            <text:p text:style-name="P22"/>
          </table:table-cell>
          <table:covered-table-cell/>
          <table:table-cell table:style-name="Tableau1.I11" office:value-type="string">
            <text:p text:style-name="P21">23</text:p>
          </table:table-cell>
          <table:table-cell table:style-name="Tableau1.J11" office:value-type="string">
            <text:p text:style-name="P24">8 388 607</text:p>
          </table:table-cell>
          <table:table-cell table:style-name="Tableau1.K11" office:value-type="string">
            <text:p text:style-name="P22"><draw:frame draw:style-name="fr2" draw:name="Objet21" text:anchor-type="as-char" svg:y="-0.314cm" svg:width="2.034cm" svg:height="0.39cm" draw:z-index="12"><draw:object xlink:href="./Object 21" xlink:type="simple" xlink:show="embed" xlink:actuate="onLoad"/><draw:image xlink:href="./ObjectReplacements/Object 21" xlink:type="simple" xlink:show="embed" xlink:actuate="onLoad"/><svg:desc>formule</svg:desc></draw:frame></text:p>
          </table:table-cell>
        </table:table-row>
        <table:table-row>
          <table:table-cell table:style-name="Tableau1.I11" office:value-type="string">
            <text:p text:style-name="P21">4</text:p>
          </table:table-cell>
          <table:table-cell table:style-name="Tableau1.B11" office:value-type="string">
            <text:p text:style-name="P21">15</text:p>
          </table:table-cell>
          <table:table-cell table:style-name="Tableau1.C11" office:value-type="string">
            <text:p text:style-name="P21"><draw:frame draw:style-name="fr2" draw:name="Objet7" text:anchor-type="as-char" svg:y="-0.314cm" svg:width="0.848cm" svg:height="0.39cm" draw:z-index="13"><draw:object xlink:href="./Object 7" xlink:type="simple" xlink:show="embed" xlink:actuate="onLoad"/><draw:image xlink:href="./ObjectReplacements/Object 7" xlink:type="simple" xlink:show="embed" xlink:actuate="onLoad"/></draw:frame></text:p>
          </table:table-cell>
          <table:covered-table-cell/>
          <table:table-cell table:style-name="Tableau1.I11" office:value-type="string">
            <text:p text:style-name="P21">14</text:p>
          </table:table-cell>
          <table:table-cell table:style-name="Tableau1.F11" office:value-type="string">
            <text:p text:style-name="P24">16 383</text:p>
          </table:table-cell>
          <table:table-cell table:style-name="Tableau1.G11" office:value-type="string">
            <text:p text:style-name="P22"><draw:frame draw:style-name="fr2" draw:name="Objet14" text:anchor-type="as-char" svg:y="-0.314cm" svg:width="1.859cm" svg:height="0.39cm" draw:z-index="14"><draw:object xlink:href="./Object 14" xlink:type="simple" xlink:show="embed" xlink:actuate="onLoad"/><draw:image xlink:href="./ObjectReplacements/Object 14" xlink:type="simple" xlink:show="embed" xlink:actuate="onLoad"/><svg:desc>formule</svg:desc></draw:frame></text:p>
          </table:table-cell>
          <table:covered-table-cell/>
          <table:table-cell table:style-name="Tableau1.I11" office:value-type="string">
            <text:p text:style-name="P21">24</text:p>
          </table:table-cell>
          <table:table-cell table:style-name="Tableau1.J11" office:value-type="string">
            <text:p text:style-name="P24">16 777 215</text:p>
          </table:table-cell>
          <table:table-cell table:style-name="Tableau1.K11" office:value-type="string">
            <text:p text:style-name="P22"><draw:frame draw:style-name="fr2" draw:name="Objet22" text:anchor-type="as-char" svg:y="-0.363cm" svg:width="3.545cm" svg:height="0.439cm" draw:z-index="15"><draw:object xlink:href="./Object 22" xlink:type="simple" xlink:show="embed" xlink:actuate="onLoad"/><draw:image xlink:href="./ObjectReplacements/Object 22" xlink:type="simple" xlink:show="embed" xlink:actuate="onLoad"/><svg:desc>formule</svg:desc></draw:frame></text:p>
          </table:table-cell>
        </table:table-row>
        <table:table-row>
          <table:table-cell table:style-name="Tableau1.A3" office:value-type="string">
            <text:p text:style-name="P21">5</text:p>
          </table:table-cell>
          <table:table-cell table:style-name="Tableau1.A3" office:value-type="string">
            <text:p text:style-name="P21">31</text:p>
          </table:table-cell>
          <table:table-cell table:style-name="Tableau1.C11" office:value-type="string">
            <text:p text:style-name="P23"/>
          </table:table-cell>
          <table:covered-table-cell/>
          <table:table-cell table:style-name="Tableau1.I11" office:value-type="string">
            <text:p text:style-name="P21">15</text:p>
          </table:table-cell>
          <table:table-cell table:style-name="Tableau1.F11" office:value-type="string">
            <text:p text:style-name="P24">32 767</text:p>
          </table:table-cell>
          <table:table-cell table:style-name="Tableau1.G11" office:value-type="string">
            <text:p text:style-name="P22"><draw:frame draw:style-name="fr2" draw:name="Objet15" text:anchor-type="as-char" svg:y="-0.314cm" svg:width="1.843cm" svg:height="0.39cm" draw:z-index="16"><draw:object xlink:href="./Object 15" xlink:type="simple" xlink:show="embed" xlink:actuate="onLoad"/><draw:image xlink:href="./ObjectReplacements/Object 15" xlink:type="simple" xlink:show="embed" xlink:actuate="onLoad"/><svg:desc>formule</svg:desc></draw:frame></text:p>
          </table:table-cell>
          <table:covered-table-cell/>
          <table:table-cell table:style-name="Tableau1.I11" office:value-type="string">
            <text:p text:style-name="P21">25</text:p>
          </table:table-cell>
          <table:table-cell table:style-name="Tableau1.J11" office:value-type="string">
            <text:p text:style-name="P24">33 554 431</text:p>
          </table:table-cell>
          <table:table-cell table:style-name="Tableau1.K11" office:value-type="string">
            <text:p text:style-name="P22"><draw:frame draw:style-name="fr2" draw:name="Objet23" text:anchor-type="as-char" svg:y="-0.314cm" svg:width="2.364cm" svg:height="0.39cm" draw:z-index="17"><draw:object xlink:href="./Object 23" xlink:type="simple" xlink:show="embed" xlink:actuate="onLoad"/><draw:image xlink:href="./ObjectReplacements/Object 23" xlink:type="simple" xlink:show="embed" xlink:actuate="onLoad"/><svg:desc>formule</svg:desc></draw:frame></text:p>
          </table:table-cell>
        </table:table-row>
        <table:table-row>
          <table:table-cell table:style-name="Tableau1.I11" office:value-type="string">
            <text:p text:style-name="P21">6</text:p>
          </table:table-cell>
          <table:table-cell table:style-name="Tableau1.B11" office:value-type="string">
            <text:p text:style-name="P21">63</text:p>
          </table:table-cell>
          <table:table-cell table:style-name="Tableau1.C11" office:value-type="string">
            <text:p text:style-name="P23"><draw:frame draw:style-name="fr2" draw:name="Objet8" text:anchor-type="as-char" svg:y="-0.363cm" svg:width="0.96cm" svg:height="0.439cm" draw:z-index="18"><draw:object xlink:href="./Object 8" xlink:type="simple" xlink:show="embed" xlink:actuate="onLoad"/><draw:image xlink:href="./ObjectReplacements/Object 8" xlink:type="simple" xlink:show="embed" xlink:actuate="onLoad"/><svg:desc>formule</svg:desc></draw:frame></text:p>
          </table:table-cell>
          <table:covered-table-cell/>
          <table:table-cell table:style-name="Tableau1.I11" office:value-type="string">
            <text:p text:style-name="P21">16</text:p>
          </table:table-cell>
          <table:table-cell table:style-name="Tableau1.F11" office:value-type="string">
            <text:p text:style-name="P24">65 535</text:p>
          </table:table-cell>
          <table:table-cell table:style-name="Tableau1.G11" office:value-type="string">
            <text:p text:style-name="P22"><draw:frame draw:style-name="fr2" draw:name="Objet16" text:anchor-type="as-char" svg:y="-0.314cm" svg:width="2.327cm" svg:height="0.39cm" draw:z-index="19"><draw:object xlink:href="./Object 16" xlink:type="simple" xlink:show="embed" xlink:actuate="onLoad"/><draw:image xlink:href="./ObjectReplacements/Object 16" xlink:type="simple" xlink:show="embed" xlink:actuate="onLoad"/><svg:desc>formule</svg:desc></draw:frame></text:p>
          </table:table-cell>
          <table:covered-table-cell/>
          <table:table-cell table:style-name="Tableau1.I11" office:value-type="string">
            <text:p text:style-name="P21">26</text:p>
          </table:table-cell>
          <table:table-cell table:style-name="Tableau1.J11" office:value-type="string">
            <text:p text:style-name="P24">67 108 863</text:p>
          </table:table-cell>
          <table:table-cell table:style-name="Tableau1.K11" office:value-type="string">
            <text:p text:style-name="P22"><draw:frame draw:style-name="fr2" draw:name="Objet24" text:anchor-type="as-char" svg:y="-0.314cm" svg:width="2.371cm" svg:height="0.39cm" draw:z-index="20"><draw:object xlink:href="./Object 24" xlink:type="simple" xlink:show="embed" xlink:actuate="onLoad"/><draw:image xlink:href="./ObjectReplacements/Object 24" xlink:type="simple" xlink:show="embed" xlink:actuate="onLoad"/><svg:desc>formule</svg:desc></draw:frame></text:p>
          </table:table-cell>
        </table:table-row>
        <table:table-row>
          <table:table-cell table:style-name="Tableau1.A3" office:value-type="string">
            <text:p text:style-name="P21">7</text:p>
          </table:table-cell>
          <table:table-cell table:style-name="Tableau1.A3" office:value-type="string">
            <text:p text:style-name="P21">127</text:p>
          </table:table-cell>
          <table:table-cell table:style-name="Tableau1.C11" office:value-type="string">
            <text:p text:style-name="P22"/>
          </table:table-cell>
          <table:covered-table-cell/>
          <table:table-cell table:style-name="Tableau1.A3" office:value-type="string">
            <text:p text:style-name="P21">17</text:p>
          </table:table-cell>
          <table:table-cell table:style-name="Tableau1.A3" office:value-type="string">
            <text:p text:style-name="P24">131 071</text:p>
          </table:table-cell>
          <table:table-cell table:style-name="Tableau1.G11" office:value-type="string">
            <text:p text:style-name="P22"/>
          </table:table-cell>
          <table:covered-table-cell/>
          <table:table-cell table:style-name="Tableau1.I11" office:value-type="string">
            <text:p text:style-name="P21">27</text:p>
          </table:table-cell>
          <table:table-cell table:style-name="Tableau1.J11" office:value-type="string">
            <text:p text:style-name="P25">134 217 727</text:p>
          </table:table-cell>
          <table:table-cell table:style-name="Tableau1.K11" office:value-type="string">
            <text:p text:style-name="P22"><draw:frame draw:style-name="fr2" draw:name="Objet25" text:anchor-type="as-char" svg:y="-0.314cm" svg:width="2.491cm" svg:height="0.39cm" draw:z-index="21"><draw:object xlink:href="./Object 25" xlink:type="simple" xlink:show="embed" xlink:actuate="onLoad"/><draw:image xlink:href="./ObjectReplacements/Object 25" xlink:type="simple" xlink:show="embed" xlink:actuate="onLoad"/><svg:desc>formule</svg:desc></draw:frame></text:p>
          </table:table-cell>
        </table:table-row>
        <table:table-row>
          <table:table-cell table:style-name="Tableau1.I11" office:value-type="string">
            <text:p text:style-name="P21">8</text:p>
          </table:table-cell>
          <table:table-cell table:style-name="Tableau1.B11" office:value-type="string">
            <text:p text:style-name="P21">255</text:p>
          </table:table-cell>
          <table:table-cell table:style-name="Tableau1.C11" office:value-type="string">
            <text:p text:style-name="P22"><draw:frame draw:style-name="fr2" draw:name="Objet9" text:anchor-type="as-char" svg:y="-0.314cm" svg:width="1.499cm" svg:height="0.39cm" draw:z-index="22"><draw:object xlink:href="./Object 9" xlink:type="simple" xlink:show="embed" xlink:actuate="onLoad"/><draw:image xlink:href="./ObjectReplacements/Object 9" xlink:type="simple" xlink:show="embed" xlink:actuate="onLoad"/><svg:desc>formule</svg:desc></draw:frame></text:p>
          </table:table-cell>
          <table:covered-table-cell/>
          <table:table-cell table:style-name="Tableau1.I11" office:value-type="string">
            <text:p text:style-name="P21">18</text:p>
          </table:table-cell>
          <table:table-cell table:style-name="Tableau1.F11" office:value-type="string">
            <text:p text:style-name="P24">262 143</text:p>
          </table:table-cell>
          <table:table-cell table:style-name="Tableau1.G11" office:value-type="string">
            <text:p text:style-name="P22"><draw:frame draw:style-name="fr2" draw:name="Objet17" text:anchor-type="as-char" svg:y="-0.363cm" svg:width="2.251cm" svg:height="0.439cm" draw:z-index="23"><draw:object xlink:href="./Object 17" xlink:type="simple" xlink:show="embed" xlink:actuate="onLoad"/><draw:image xlink:href="./ObjectReplacements/Object 17" xlink:type="simple" xlink:show="embed" xlink:actuate="onLoad"/><svg:desc>formule</svg:desc></draw:frame></text:p>
          </table:table-cell>
          <table:covered-table-cell/>
          <table:table-cell table:style-name="Tableau1.I11" office:value-type="string">
            <text:p text:style-name="P21">28</text:p>
          </table:table-cell>
          <table:table-cell table:style-name="Tableau1.J11" office:value-type="string">
            <text:p text:style-name="P25">268 435 455</text:p>
          </table:table-cell>
          <table:table-cell table:style-name="Tableau1.K11" office:value-type="string">
            <text:p text:style-name="P22"><draw:frame draw:style-name="fr2" draw:name="Objet26" text:anchor-type="as-char" svg:y="-0.314cm" svg:width="3.785cm" svg:height="0.39cm" draw:z-index="24"><draw:object xlink:href="./Object 26" xlink:type="simple" xlink:show="embed" xlink:actuate="onLoad"/><draw:image xlink:href="./ObjectReplacements/Object 26" xlink:type="simple" xlink:show="embed" xlink:actuate="onLoad"/><svg:desc>formule</svg:desc></draw:frame></text:p>
          </table:table-cell>
        </table:table-row>
        <table:table-row>
          <table:table-cell table:style-name="Tableau1.I11" office:value-type="string">
            <text:p text:style-name="P21">9</text:p>
          </table:table-cell>
          <table:table-cell table:style-name="Tableau1.B11" office:value-type="string">
            <text:p text:style-name="P21">511</text:p>
          </table:table-cell>
          <table:table-cell table:style-name="Tableau1.C11" office:value-type="string">
            <text:p text:style-name="P22"><draw:frame draw:style-name="fr2" draw:name="Objet10" text:anchor-type="as-char" svg:y="-0.314cm" svg:width="1.028cm" svg:height="0.39cm" draw:z-index="25"><draw:object xlink:href="./Object 10" xlink:type="simple" xlink:show="embed" xlink:actuate="onLoad"/><draw:image xlink:href="./ObjectReplacements/Object 10" xlink:type="simple" xlink:show="embed" xlink:actuate="onLoad"/><svg:desc>formule</svg:desc></draw:frame></text:p>
          </table:table-cell>
          <table:covered-table-cell/>
          <table:table-cell table:style-name="Tableau1.A3" office:value-type="string">
            <text:p text:style-name="P21">19</text:p>
          </table:table-cell>
          <table:table-cell table:style-name="Tableau1.A3" office:value-type="string">
            <text:p text:style-name="P24">524 287</text:p>
          </table:table-cell>
          <table:table-cell table:style-name="Tableau1.G11" office:value-type="string">
            <text:p text:style-name="P22"/>
          </table:table-cell>
          <table:covered-table-cell/>
          <table:table-cell table:style-name="Tableau1.I11" office:value-type="string">
            <text:p text:style-name="P21">29</text:p>
          </table:table-cell>
          <table:table-cell table:style-name="Tableau1.J11" office:value-type="string">
            <text:p text:style-name="P25">536 870 911</text:p>
          </table:table-cell>
          <table:table-cell table:style-name="Tableau1.K11" office:value-type="string">
            <text:p text:style-name="P22"><draw:frame draw:style-name="fr2" draw:name="Objet27" text:anchor-type="as-char" svg:y="-0.314cm" svg:width="2.715cm" svg:height="0.39cm" draw:z-index="26"><draw:object xlink:href="./Object 27" xlink:type="simple" xlink:show="embed" xlink:actuate="onLoad"/><draw:image xlink:href="./ObjectReplacements/Object 27" xlink:type="simple" xlink:show="embed" xlink:actuate="onLoad"/><svg:desc>formule</svg:desc></draw:frame></text:p>
          </table:table-cell>
        </table:table-row>
        <table:table-row>
          <table:table-cell table:style-name="Tableau1.I11" office:value-type="string">
            <text:p text:style-name="P21">10</text:p>
          </table:table-cell>
          <table:table-cell table:style-name="Tableau1.B11" office:value-type="string">
            <text:p text:style-name="P21">1023</text:p>
          </table:table-cell>
          <table:table-cell table:style-name="Tableau1.C11" office:value-type="string">
            <text:p text:style-name="P22"><draw:frame draw:style-name="fr2" draw:name="Objet11" text:anchor-type="as-char" svg:y="-0.314cm" svg:width="1.649cm" svg:height="0.39cm" draw:z-index="27"><draw:object xlink:href="./Object 11" xlink:type="simple" xlink:show="embed" xlink:actuate="onLoad"/><draw:image xlink:href="./ObjectReplacements/Object 11" xlink:type="simple" xlink:show="embed" xlink:actuate="onLoad"/><svg:desc>formule</svg:desc></draw:frame></text:p>
          </table:table-cell>
          <table:covered-table-cell/>
          <table:table-cell table:style-name="Tableau1.I11" office:value-type="string">
            <text:p text:style-name="P21">20</text:p>
          </table:table-cell>
          <table:table-cell table:style-name="Tableau1.F11" office:value-type="string">
            <text:p text:style-name="P24">1 048 575</text:p>
          </table:table-cell>
          <table:table-cell table:style-name="Tableau1.G11" office:value-type="string">
            <text:p text:style-name="P22"><draw:frame draw:style-name="fr2" draw:name="Objet18" text:anchor-type="as-char" svg:y="-0.363cm" svg:width="2.879cm" svg:height="0.439cm" draw:z-index="30"><draw:object xlink:href="./Object 18" xlink:type="simple" xlink:show="embed" xlink:actuate="onLoad"/><draw:image xlink:href="./ObjectReplacements/Object 18" xlink:type="simple" xlink:show="embed" xlink:actuate="onLoad"/><svg:desc>formule</svg:desc></draw:frame></text:p>
          </table:table-cell>
          <table:covered-table-cell/>
          <table:table-cell table:style-name="Tableau1.I11" office:value-type="string">
            <text:p text:style-name="P21">30</text:p>
          </table:table-cell>
          <table:table-cell table:style-name="Tableau1.J11" office:value-type="string">
            <text:p text:style-name="P25">1 073 741 523</text:p>
          </table:table-cell>
          <table:table-cell table:style-name="Tableau1.K11" office:value-type="string">
            <text:p text:style-name="P22"><draw:frame draw:style-name="fr2" draw:name="Objet28" text:anchor-type="as-char" svg:y="-0.363cm" svg:width="3.866cm" svg:height="0.439cm" draw:z-index="40"><draw:object xlink:href="./Object 28" xlink:type="simple" xlink:show="embed" xlink:actuate="onLoad"/><draw:image xlink:href="./ObjectReplacements/Object 28" xlink:type="simple" xlink:show="embed" xlink:actuate="onLoad"/><svg:desc>formule</svg:desc></draw:frame></text:p>
          </table:table-cell>
        </table:table-row>
      </table:table>
      <text:p text:style-name="P1"/>
      <text:p text:style-name="P37"><draw:frame text:anchor-type="paragraph" draw:z-index="69" draw:name="Forme1" draw:style-name="gr1" draw:text-style-name="P40" svg:width="7.226cm" svg:height="1.655cm" svg:x="10.98cm" svg:y="0.074cm"><draw:text-box><text:p text:style-name="P39"><text:span text:style-name="T47">from</text:span><text:span text:style-name="T48"> sympy </text:span><text:span text:style-name="T47">import</text:span><text:span text:style-name="T48"> factorint</text:span></text:p><text:p text:style-name="P39"><text:span text:style-name="T48"/></text:p><text:p text:style-name="P39"><text:span text:style-name="T47">for</text:span><text:span text:style-name="T48"> n </text:span><text:span text:style-name="T47">in</text:span><text:span text:style-name="T48"> </text:span><text:span text:style-name="T49">range</text:span><text:span text:style-name="T48">(1,31):</text:span></text:p><text:p text:style-name="P39"><text:span text:style-name="T48"><text:s text:c="4"/></text:span><text:span text:style-name="T49">print</text:span><text:span text:style-name="T48">(n, 2**n-1, factorint(2**n-1))</text:span></text:p></draw:text-box></draw:frame><text:span text:style-name="T12">On peut aller plus loin en utilisant des moteurs de calcul plus puissants que notre calculatrice comme un programme python ci-contre (qui utilise un codage dynamique des entiers) et intègre un noyau de calcul d'arithmétique des grands nombres. On pourrait aussi utiliser Maxima ou le moteur de calcul formel en ligne de Wolfram…</text:span></text:p>
      <text:p text:style-name="P3">on constate <text:span text:style-name="T15">par exemple </text:span>que <text:span text:style-name="T15">M</text:span><text:span text:style-name="T5">31</text:span><text:span text:style-name="T15">, M</text:span><text:span text:style-name="T5">61</text:span><text:span text:style-name="T15"> sont</text:span> également premier<text:span text:style-name="T15">s mais que M</text:span><text:span text:style-name="T5">37, 41, 47, 53, 59</text:span><text:span text:style-name="T15"> ne le sont pas et on pourrait continuer à chercher</text:span>...</text:p>
      <text:p text:style-name="P1"/>
      <text:p text:style-name="P1"><text:span text:style-name="T12">Suite à ces résultats o</text:span>n peut émettre l<text:span text:style-name="T12">es</text:span> conjecture<text:span text:style-name="T12">s</text:span> suivante<text:span text:style-name="T12">s</text:span> :</text:p>
      <text:p text:style-name="P1"/>
      <text:list xml:id="list2674011124" text:style-name="L1">
        <text:list-item>
          <text:p text:style-name="P27"><text:span text:style-name="T12">Si n est composé alors M</text:span><text:span text:style-name="T3">n</text:span><text:span text:style-name="T13"> n'est pas premier.</text:span></text:p>
        </text:list-item>
        <text:list-item>
          <text:p text:style-name="P28"><text:span text:style-name="T12">Si n est premier alors il existe des M</text:span><text:span text:style-name="T4">n</text:span><text:span text:style-name="T14"> non premiers (comme M</text:span><text:span text:style-name="T2">11</text:span><text:span text:style-name="T12">, M</text:span><text:span text:style-name="T2">23</text:span><text:span text:style-name="T12">, M</text:span><text:span text:style-name="T2">29</text:span><text:span text:style-name="T12">…).</text:span></text:p>
        </text:list-item>
      </text:list>
      <text:p text:style-name="P1"/>
      <text:p text:style-name="P1"/>
      <text:p text:style-name="P5">But 1 : montrer que si n est composé alors M<text:span text:style-name="T1">n</text:span> l'est également :</text:p>
      <text:p text:style-name="P5"/>
      <text:p text:style-name="P1">Par un calcul <text:span text:style-name="T18">correspondant à celui de</text:span> la somme de termes d'une suite géométrique on montre que pour tout réel a on a :<draw:frame draw:style-name="fr2" draw:name="Objet2" text:anchor-type="as-char" svg:y="-0.437cm" svg:width="6.198cm" svg:height="0.543cm" draw:z-index="1"><draw:object xlink:href="./Object 2" xlink:type="simple" xlink:show="embed" xlink:actuate="onLoad"/><draw:image xlink:href="./ObjectReplacements/Object 2" xlink:type="simple" xlink:show="embed" xlink:actuate="onLoad"/></draw:frame></text:p>
      <text:p text:style-name="P1"/>
      <text:p text:style-name="P1">Lorsque n est composé on peut l'écrire sous la forme<draw:frame draw:style-name="fr2" draw:name="Objet3" text:anchor-type="as-char" svg:y="-0.377cm" svg:width="1.621cm" svg:height="0.467cm" draw:z-index="2"><draw:object xlink:href="./Object 3" xlink:type="simple" xlink:show="embed" xlink:actuate="onLoad"/><draw:image xlink:href="./ObjectReplacements/Object 3" xlink:type="simple" xlink:show="embed" xlink:actuate="onLoad"/></draw:frame>où p et q sont deux entiers, ainsi on écrit :<draw:frame draw:style-name="fr2" draw:name="Objet4" text:anchor-type="as-char" svg:y="-0.437cm" svg:width="7.645cm" svg:height="0.545cm" draw:z-index="3"><draw:object xlink:href="./Object 4" xlink:type="simple" xlink:show="embed" xlink:actuate="onLoad"/><draw:image xlink:href="./ObjectReplacements/Object 4" xlink:type="simple" xlink:show="embed" xlink:actuate="onLoad"/><svg:desc>formule</svg:desc></draw:frame>où<draw:frame draw:style-name="fr2" draw:name="Objet5" text:anchor-type="as-char" svg:y="-0.437cm" svg:width="1.148cm" svg:height="0.527cm" draw:z-index="4"><draw:object xlink:href="./Object 5" xlink:type="simple" xlink:show="embed" xlink:actuate="onLoad"/><draw:image xlink:href="./ObjectReplacements/Object 5" xlink:type="simple" xlink:show="embed" xlink:actuate="onLoad"/></draw:frame><text:span text:style-name="T12">l'écriture factorisée</text:span> montre bien que<draw:frame draw:style-name="fr2" draw:name="Objet6" text:anchor-type="as-char" svg:y="-0.377cm" svg:width="0.938cm" svg:height="0.531cm" draw:z-index="5"><draw:object xlink:href="./Object 6" xlink:type="simple" xlink:show="embed" xlink:actuate="onLoad"/><draw:image xlink:href="./ObjectReplacements/Object 6" xlink:type="simple" xlink:show="embed" xlink:actuate="onLoad"/></draw:frame>est également composé.</text:p>
      <text:p text:style-name="P1"/>
      <text:p text:style-name="P1"/>
      <text:p text:style-name="P4"><text:span text:style-name="T20">But 2</text:span><text:span text:style-name="T20"><text:note text:id="ftn1" text:note-class="footnote"><text:note-citation>1</text:note-citation><text:note-body><text:p text:style-name="P9"><text:span text:style-name="T12"><text:s/>c</text:span><text:span text:style-name="T26">e but n'était, à mon avis, pas clairement explicite </text:span><text:span text:style-name="T27">et c'est ce </text:span><text:span text:style-name="T28">peut être ce </text:span><text:span text:style-name="T27">qui a </text:span><text:span text:style-name="T28">posé</text:span><text:span text:style-name="T27"> problème</text:span><text:span text:style-name="T26">...</text:span></text:p></text:note-body></text:note></text:span><text:span text:style-name="T20">:</text:span><text:span text:style-name="T31"> </text:span><text:span text:style-name="T32">On veut montrer que </text:span><text:span text:style-name="T33">pour</text:span><text:span text:style-name="T32"> p premier </text:span><text:span text:style-name="T33">si </text:span><text:span text:style-name="T32"><text:s/>M</text:span><text:span text:style-name="T7">p</text:span><text:span text:style-name="T32"> </text:span><text:span text:style-name="T33">est composé </text:span><text:span text:style-name="T32">alors </text:span><text:span text:style-name="T33">s</text:span><text:span text:style-name="T32">es diviseurs sont de la forme 2kp+1 où k est entier.</text:span><text:span text:style-name="T22"> Pour cela o</text:span><text:span text:style-name="T19">n montre non seulement que l'ensemble I des nombres M</text:span><text:span text:style-name="T6">p</text:span><text:span text:style-name="T19"> (où p est premier) qui sont divisibles par un nombre premier d n'est pas vide mais aussi qu'on peut le caractériser.</text:span></text:p>
      <text:p text:style-name="P3"/>
      <text:p text:style-name="P7">I n'est pas vide car pour le plus petit nombre premier connu : 2 on <text:span text:style-name="T29">a bien </text:span><text:span text:style-name="T29"><draw:frame draw:style-name="fr2" draw:name="Objet32" text:anchor-type="as-char" svg:y="-0.437cm" svg:width="1.625cm" svg:height="0.543cm" draw:z-index="43"><draw:object xlink:href="./Object 32" xlink:type="simple" xlink:show="embed" xlink:actuate="onLoad"/><draw:image xlink:href="./ObjectReplacements/Object 32" xlink:type="simple" xlink:show="embed" xlink:actuate="onLoad"/><svg:desc>formule</svg:desc></draw:frame></text:span>. <text:span text:style-name="T21">Ainsi <text:s/>n</text:span>otons <text:span text:style-name="T37">p₀ le plus petit élément de I, </text:span><text:span text:style-name="T34">attention </text:span><text:span text:style-name="T37">il ne faut pas en conclure que p₀=2 car cela n’est vrai que pour d=3</text:span>.</text:p>
      <text:p text:style-name="P8"/>
      <text:p text:style-name="P10"><text:span text:style-name="T29">M</text:span>ontrons que pour tout entier <text:span text:style-name="T24">a</text:span> et <text:span text:style-name="T24">d</text:span> <text:span text:style-name="T23">supérieurs à 2 </text:span>si <text:span text:style-name="T23">on a</text:span><text:span text:style-name="T23"><draw:frame draw:style-name="fr2" draw:name="Objet30" text:anchor-type="as-char" svg:y="-0.437cm" svg:width="1.667cm" svg:height="0.543cm" draw:z-index="28"><draw:object xlink:href="./Object 30" xlink:type="simple" xlink:show="embed" xlink:actuate="onLoad"/><draw:image xlink:href="./ObjectReplacements/Object 30" xlink:type="simple" xlink:show="embed" xlink:actuate="onLoad"/></draw:frame></text:span><text:span text:style-name="T23">avec p₀ la plus petite valeur entière n </text:span><text:soft-page-break/><text:span text:style-name="T23">non nulle telle que</text:span><text:span text:style-name="T23"><draw:frame draw:style-name="fr2" draw:name="Objet31" text:anchor-type="as-char" svg:y="-0.445cm" svg:width="1.773cm" svg:height="0.55cm" draw:z-index="29"><draw:object xlink:href="./Object 31" xlink:type="simple" xlink:show="embed" xlink:actuate="onLoad"/><draw:image xlink:href="./ObjectReplacements/Object 31" xlink:type="simple" xlink:show="embed" xlink:actuate="onLoad"/><svg:desc>formule</svg:desc></draw:frame></text:span><text:span text:style-name="T23">alors n est multiple de p₀ (on dit alors que p₀ est l’ordre de </text:span><text:span text:style-name="T25">a</text:span><text:span text:style-name="T23"> modulo d):</text:span></text:p>
      <text:p text:style-name="P11">En écrivant la division Euclidienne de n par p₀ on a: n=q p₀ +r où r &lt;p₀ d’où<draw:frame draw:style-name="fr2" draw:name="Objet33" text:anchor-type="as-char" svg:y="-0.542cm" svg:width="5.449cm" svg:height="0.66cm" draw:z-index="31"><draw:object xlink:href="./Object 33" xlink:type="simple" xlink:show="embed" xlink:actuate="onLoad"/><draw:image xlink:href="./ObjectReplacements/Object 33" xlink:type="simple" xlink:show="embed" xlink:actuate="onLoad"/><svg:desc>formule</svg:desc></draw:frame><text:span text:style-name="T30">or</text:span><text:span text:style-name="T30"><draw:frame draw:style-name="fr2" draw:name="Objet34" text:anchor-type="as-char" svg:y="-0.445cm" svg:width="1.773cm" svg:height="0.55cm" draw:z-index="32"><draw:object xlink:href="./Object 34" xlink:type="simple" xlink:show="embed" xlink:actuate="onLoad"/><draw:image xlink:href="./ObjectReplacements/Object 34" xlink:type="simple" xlink:show="embed" xlink:actuate="onLoad"/><svg:desc>formule</svg:desc></draw:frame></text:span><text:span text:style-name="T30">d’où</text:span><text:span text:style-name="T30"><draw:frame draw:style-name="fr2" draw:name="Objet35" text:anchor-type="as-char" svg:y="-0.437cm" svg:width="1.647cm" svg:height="0.543cm" draw:z-index="33"><draw:object xlink:href="./Object 35" xlink:type="simple" xlink:show="embed" xlink:actuate="onLoad"/><draw:image xlink:href="./ObjectReplacements/Object 35" xlink:type="simple" xlink:show="embed" xlink:actuate="onLoad"/><svg:desc>formule</svg:desc></draw:frame></text:span><text:span text:style-name="T30">or</text:span><text:span text:style-name="T30"><draw:frame draw:style-name="fr1" draw:name="Objet53" text:anchor-type="as-char" svg:y="-0.377cm" svg:width="1.702cm" svg:height="0.467cm" draw:z-index="52"><draw:object xlink:href="./Object 53" xlink:type="simple" xlink:show="embed" xlink:actuate="onLoad"/><draw:image xlink:href="./ObjectReplacements/Object 53" xlink:type="simple" xlink:show="embed" xlink:actuate="onLoad"/></draw:frame></text:span><text:span text:style-name="T30">et p₀ est la plus petite valeur pour laquelle la relation est vérifiée par conséquent on a nécessairement</text:span><text:span text:style-name="T30"><draw:frame draw:style-name="fr1" draw:name="Objet54" text:anchor-type="as-char" svg:y="-0.377cm" svg:width="0.965cm" svg:height="0.467cm" draw:z-index="53"><draw:object xlink:href="./Object 54" xlink:type="simple" xlink:show="embed" xlink:actuate="onLoad"/><draw:image xlink:href="./ObjectReplacements/Object 54" xlink:type="simple" xlink:show="embed" xlink:actuate="onLoad"/></draw:frame></text:span><text:span text:style-name="T30">d’où n est un multiple de p₀ ! CQFD</text:span></text:p>
      <text:p text:style-name="P11"/>
      <text:p text:style-name="P12">Ainsi d’après ce que nous venons de montrer lorsque d divise M<text:span text:style-name="T1">p</text:span> <text:span text:style-name="T36">ce qui revient à écrire :</text:span> <draw:frame draw:style-name="fr2" draw:name="Objet36" text:anchor-type="as-char" svg:y="-0.437cm" svg:width="1.681cm" svg:height="0.543cm" draw:z-index="34"><draw:object xlink:href="./Object 36" xlink:type="simple" xlink:show="embed" xlink:actuate="onLoad"/><draw:image xlink:href="./ObjectReplacements/Object 36" xlink:type="simple" xlink:show="embed" xlink:actuate="onLoad"/><svg:desc>formule</svg:desc></draw:frame>alors p est multiple de p₀ or on a émit l’hypothèse que p est premier donc on a nécessairement p=p₀.</text:p>
      <text:p text:style-name="P12"/>
      <text:p text:style-name="P6">Petit théorème de Fermat :</text:p>
      <text:p text:style-name="P13">Soit d un premier et <text:span text:style-name="T24">a</text:span> premier avec d alors<draw:frame draw:style-name="fr2" draw:name="Objet37" text:anchor-type="as-char" svg:y="-0.437cm" svg:width="2.004cm" svg:height="0.543cm" draw:z-index="35"><draw:object xlink:href="./Object 37" xlink:type="simple" xlink:show="embed" xlink:actuate="onLoad"/><draw:image xlink:href="./ObjectReplacements/Object 37" xlink:type="simple" xlink:show="embed" xlink:actuate="onLoad"/><svg:desc>formule</svg:desc></draw:frame><text:span text:style-name="T37">ainsi </text:span>pour <text:span text:style-name="T24">a</text:span>=2 on a<draw:frame draw:style-name="fr2" draw:name="Objet38" text:anchor-type="as-char" svg:y="-0.437cm" svg:width="1.991cm" svg:height="0.543cm" draw:z-index="36"><draw:object xlink:href="./Object 38" xlink:type="simple" xlink:show="embed" xlink:actuate="onLoad"/><draw:image xlink:href="./ObjectReplacements/Object 38" xlink:type="simple" xlink:show="embed" xlink:actuate="onLoad"/><svg:desc>formule</svg:desc></draw:frame><text:span text:style-name="T37">d’après ce qu’on a démontré précédemment on peut affirmer que</text:span><text:span text:style-name="T37"><draw:frame draw:style-name="fr1" draw:name="Objet55" text:anchor-type="as-char" svg:y="-0.377cm" svg:width="1.005cm" svg:height="0.467cm" draw:z-index="54"><draw:object xlink:href="./Object 55" xlink:type="simple" xlink:show="embed" xlink:actuate="onLoad"/><draw:image xlink:href="./ObjectReplacements/Object 55" xlink:type="simple" xlink:show="embed" xlink:actuate="onLoad"/></draw:frame></text:span><text:span text:style-name="T37">est un multiple de p or</text:span><text:span text:style-name="T37"><draw:frame draw:style-name="fr1" draw:name="Objet66" text:anchor-type="as-char" svg:y="-0.377cm" svg:width="0.945cm" svg:height="0.467cm" draw:z-index="65"><draw:object xlink:href="./Object 66" xlink:type="simple" xlink:show="embed" xlink:actuate="onLoad"/><draw:image xlink:href="./ObjectReplacements/Object 66" xlink:type="simple" xlink:show="embed" xlink:actuate="onLoad"/></draw:frame></text:span><text:span text:style-name="T37">et d est premier avec 2 d’où</text:span><text:span text:style-name="T37"><draw:frame draw:style-name="fr1" draw:name="Objet56" text:anchor-type="as-char" svg:y="-0.377cm" svg:width="1.005cm" svg:height="0.467cm" draw:z-index="55"><draw:object xlink:href="./Object 56" xlink:type="simple" xlink:show="embed" xlink:actuate="onLoad"/><draw:image xlink:href="./ObjectReplacements/Object 56" xlink:type="simple" xlink:show="embed" xlink:actuate="onLoad"/></draw:frame></text:span><text:span text:style-name="T37">est pair ainsi on a</text:span><text:span text:style-name="T37"><draw:frame draw:style-name="fr2" draw:name="Objet29" text:anchor-type="as-char" svg:y="-0.377cm" svg:width="2.12cm" svg:height="0.467cm" draw:z-index="37"><draw:object xlink:href="./Object 29" xlink:type="simple" xlink:show="embed" xlink:actuate="onLoad"/><draw:image xlink:href="./ObjectReplacements/Object 29" xlink:type="simple" xlink:show="embed" xlink:actuate="onLoad"/></draw:frame></text:span><text:span text:style-name="T37">où k est un entier. </text:span></text:p>
      <text:p text:style-name="P13"/>
      <text:p text:style-name="P14"><text:span text:style-name="T31">Bilan :</text:span> si un nombre de Mersenne pour p premier est divisible par un nombre d alors <text:span text:style-name="T45">on a</text:span><draw:frame draw:style-name="fr2" draw:name="Objet39" text:anchor-type="as-char" svg:y="-0.377cm" svg:width="1.967cm" svg:height="0.467cm" draw:z-index="38"><draw:object xlink:href="./Object 39" xlink:type="simple" xlink:show="embed" xlink:actuate="onLoad"/><draw:image xlink:href="./ObjectReplacements/Object 39" xlink:type="simple" xlink:show="embed" xlink:actuate="onLoad"/></draw:frame></text:p>
      <text:p text:style-name="P12"/>
      <text:p text:style-name="P15"><text:span text:style-name="T31">Application </text:span><text:span text:style-name="T35">1</text:span><text:span text:style-name="T31"> :</text:span> pour tester si M<text:span text:style-name="T1">19</text:span> peut être premier il suffit <text:span text:style-name="T42">de tester </text:span>l<text:span text:style-name="T42">a primalité pour </text:span>tous les nombres d s’écrivant<draw:frame draw:style-name="fr1" draw:name="Objet67" text:anchor-type="as-char" svg:y="-0.377cm" svg:width="1.395cm" svg:height="0.467cm" draw:z-index="66"><draw:object xlink:href="./Object 67" xlink:type="simple" xlink:show="embed" xlink:actuate="onLoad"/><draw:image xlink:href="./ObjectReplacements/Object 67" xlink:type="simple" xlink:show="embed" xlink:actuate="onLoad"/></draw:frame>inférieurs ou égal à<draw:frame draw:style-name="fr2" draw:name="Objet40" text:anchor-type="as-char" svg:y="-0.48cm" svg:width="2.452cm" svg:height="0.57cm" draw:z-index="39"><draw:object xlink:href="./Object 40" xlink:type="simple" xlink:show="embed" xlink:actuate="onLoad"/><draw:image xlink:href="./ObjectReplacements/Object 40" xlink:type="simple" xlink:show="embed" xlink:actuate="onLoad"/></draw:frame><text:span text:style-name="T46">où k est un entier non nul.</text:span></text:p>
      <text:p text:style-name="P15"/>
      <text:p text:style-name="P16">Pour connaître le nombre de facteurs potentiels <text:span text:style-name="T44">de M</text:span><text:span text:style-name="T9">19</text:span><text:span text:style-name="T44"> </text:span>on résou<text:span text:style-name="T43">t</text:span> dans l’ensemble des naturels <text:span text:style-name="T46">non nuls</text:span> :<draw:frame draw:style-name="fr1" draw:name="Objet57" text:anchor-type="as-char" svg:y="-0.377cm" svg:width="2.367cm" svg:height="0.467cm" draw:z-index="56"><draw:object xlink:href="./Object 57" xlink:type="simple" xlink:show="embed" xlink:actuate="onLoad"/><draw:image xlink:href="./ObjectReplacements/Object 57" xlink:type="simple" xlink:show="embed" xlink:actuate="onLoad"/></draw:frame><text:span text:style-name="T38">soit </text:span><text:span text:style-name="T38"><draw:frame draw:style-name="fr1" draw:name="Objet58" text:anchor-type="as-char" svg:y="-0.377cm" svg:width="1.175cm" svg:height="0.467cm" draw:z-index="57"><draw:object xlink:href="./Object 58" xlink:type="simple" xlink:show="embed" xlink:actuate="onLoad"/><draw:image xlink:href="./ObjectReplacements/Object 58" xlink:type="simple" xlink:show="embed" xlink:actuate="onLoad"/></draw:frame></text:span></text:p>
      <text:p text:style-name="P29"/>
      <text:list xml:id="list1112672191" text:style-name="L2">
        <text:list-item>
          <text:p text:style-name="P35"><text:span text:style-name="T39">si</text:span><text:span text:style-name="T39"><draw:frame draw:style-name="fr1" draw:name="Objet62" text:anchor-type="as-char" svg:y="-0.377cm" svg:width="1.852cm" svg:height="0.467cm" draw:z-index="61"><draw:object xlink:href="./Object 62" xlink:type="simple" xlink:show="embed" xlink:actuate="onLoad"/><draw:image xlink:href="./ObjectReplacements/Object 62" xlink:type="simple" xlink:show="embed" xlink:actuate="onLoad"/></draw:frame></text:span><text:span text:style-name="T39">on a</text:span><text:span text:style-name="T40"><draw:frame draw:style-name="fr1" draw:name="Objet59" text:anchor-type="as-char" svg:y="-0.386cm" svg:width="5.554cm" svg:height="0.506cm" draw:z-index="58"><draw:object xlink:href="./Object 59" xlink:type="simple" xlink:show="embed" xlink:actuate="onLoad"/><draw:image xlink:href="./ObjectReplacements/Object 59" xlink:type="simple" xlink:show="embed" xlink:actuate="onLoad"/></draw:frame></text:span><text:span text:style-name="T39">d’où d n’est pas premier</text:span></text:p>
        </text:list-item>
        <text:list-item>
          <text:p text:style-name="P35"><text:span text:style-name="T39">si</text:span><text:span text:style-name="T39"><draw:frame draw:style-name="fr1" draw:name="Objet63" text:anchor-type="as-char" svg:y="-0.377cm" svg:width="1.857cm" svg:height="0.467cm" draw:z-index="62"><draw:object xlink:href="./Object 63" xlink:type="simple" xlink:show="embed" xlink:actuate="onLoad"/><draw:image xlink:href="./ObjectReplacements/Object 63" xlink:type="simple" xlink:show="embed" xlink:actuate="onLoad"/></draw:frame></text:span><text:span text:style-name="T39">on a</text:span><text:span text:style-name="T40"><draw:frame draw:style-name="fr1" draw:name="Objet60" text:anchor-type="as-char" svg:y="-0.386cm" svg:width="5.562cm" svg:height="0.506cm" draw:z-index="59"><draw:object xlink:href="./Object 60" xlink:type="simple" xlink:show="embed" xlink:actuate="onLoad"/><draw:image xlink:href="./ObjectReplacements/Object 60" xlink:type="simple" xlink:show="embed" xlink:actuate="onLoad"/></draw:frame></text:span><text:span text:style-name="T39">d’où d n’est pas premier</text:span></text:p>
        </text:list-item>
        <text:list-item>
          <text:p text:style-name="P35"><text:span text:style-name="T39">si</text:span><text:span text:style-name="T39"><draw:frame draw:style-name="fr1" draw:name="Objet64" text:anchor-type="as-char" svg:y="-0.377cm" svg:width="1.857cm" svg:height="0.467cm" draw:z-index="63"><draw:object xlink:href="./Object 64" xlink:type="simple" xlink:show="embed" xlink:actuate="onLoad"/><draw:image xlink:href="./ObjectReplacements/Object 64" xlink:type="simple" xlink:show="embed" xlink:actuate="onLoad"/></draw:frame></text:span><text:span text:style-name="T39">on a</text:span><text:span text:style-name="T40"><draw:frame draw:style-name="fr1" draw:name="Objet61" text:anchor-type="as-char" svg:y="-0.386cm" svg:width="5.54cm" svg:height="0.506cm" draw:z-index="60"><draw:object xlink:href="./Object 61" xlink:type="simple" xlink:show="embed" xlink:actuate="onLoad"/><draw:image xlink:href="./ObjectReplacements/Object 61" xlink:type="simple" xlink:show="embed" xlink:actuate="onLoad"/></draw:frame></text:span><text:span text:style-name="T39">d’où d n’est pas premier.</text:span></text:p>
        </text:list-item>
      </text:list>
      <text:p text:style-name="P17"><text:span text:style-name="T39">L</text:span><text:span text:style-name="T38">e tableau suivant montre toutes les valeurs de k qu’il n’est pas nécessaire de prendre en compte </text:span><text:span text:style-name="T41">( les cases colorées sont celles qu’on élimine parmi celles qui conduisent à</text:span><text:span text:style-name="T41"><draw:frame draw:style-name="fr1" draw:name="Objet65" text:anchor-type="as-char" svg:y="-0.377cm" svg:width="1.175cm" svg:height="0.467cm" draw:z-index="64"><draw:object xlink:href="./Object 65" xlink:type="simple" xlink:show="embed" xlink:actuate="onLoad"/><draw:image xlink:href="./ObjectReplacements/Object 65" xlink:type="simple" xlink:show="embed" xlink:actuate="onLoad"/><svg:desc>formule</svg:desc></draw:frame></text:span><text:span text:style-name="T41">) </text:span><text:span text:style-name="T38"> :</text:span></text:p>
      <text:p text:style-name="P30"/>
      <text:p text:style-name="P30"><draw:frame draw:style-name="fr4" draw:name="Objet41" text:anchor-type="paragraph" svg:width="18.062cm" svg:height="1.808cm" draw:z-index="6"><draw:object xlink:href="./Object 41" xlink:type="simple" xlink:show="embed" xlink:actuate="onLoad"/><draw:image xlink:href="./ObjectReplacements/Object 41" xlink:type="simple" xlink:show="embed" xlink:actuate="onLoad"/></draw:frame></text:p>
      <text:p text:style-name="P17"><text:span text:style-name="T38">finalement il reste à tester la primalité pour </text:span><text:span text:style-name="T38"><draw:frame draw:style-name="fr2" draw:name="Objet42" text:anchor-type="as-char" svg:y="-0.377cm" svg:width="4.505cm" svg:height="0.483cm" draw:z-index="41"><draw:object xlink:href="./Object 42" xlink:type="simple" xlink:show="embed" xlink:actuate="onLoad"/><draw:image xlink:href="./ObjectReplacements/Object 42" xlink:type="simple" xlink:show="embed" xlink:actuate="onLoad"/></draw:frame></text:span></text:p>
      <text:p text:style-name="P29"/>
      <text:p text:style-name="P33"><text:span text:style-name="T31">Application 2 :</text:span> pour tester la primalité de M<text:span text:style-name="T1">23</text:span> on commence par les diviseurs potentiels pouvant s’écrire <draw:frame draw:style-name="fr1" draw:name="Objet68" text:anchor-type="as-char" svg:y="-0.377cm" svg:width="2.556cm" svg:height="0.467cm" draw:z-index="67"><draw:object xlink:href="./Object 68" xlink:type="simple" xlink:show="embed" xlink:actuate="onLoad"/><draw:image xlink:href="./ObjectReplacements/Object 68" xlink:type="simple" xlink:show="embed" xlink:actuate="onLoad"/></draw:frame>ainsi le premier nombre à tester est 47… eh bien on a de la chance parce qu’on trouve tout de suite que M<text:span text:style-name="T1">23</text:span> est divisible par 47...</text:p>
      <text:p text:style-name="P29"/>
      <text:p text:style-name="P34">Test de primalité de Lucas-Lehmer</text:p>
      <text:p text:style-name="P18"><draw:frame text:anchor-type="paragraph" draw:z-index="68" draw:name="Forme1" draw:style-name="gr2" draw:text-style-name="P40" svg:width="7.593cm" svg:height="4.723cm" svg:x="10.716cm" svg:y="1.099cm"><draw:text-box><text:p text:style-name="P39"><text:span text:style-name="T50">def</text:span><text:span text:style-name="T48"> </text:span><text:span text:style-name="T51">Lucas_Mers</text:span><text:span text:style-name="T48">(p):</text:span></text:p><text:p text:style-name="P39"><text:span text:style-name="T48"><text:s text:c="4"/></text:span><text:span text:style-name="T48">s = 4</text:span></text:p><text:p text:style-name="P39"><text:span text:style-name="T48"><text:s text:c="4"/></text:span><text:span text:style-name="T48">M = 2**p - 1</text:span></text:p><text:p text:style-name="P39"><text:span text:style-name="T48"><text:s text:c="4"/></text:span><text:span text:style-name="T50">for</text:span><text:span text:style-name="T48"> k </text:span><text:span text:style-name="T50">in</text:span><text:span text:style-name="T48"> </text:span><text:span text:style-name="T49">range</text:span><text:span text:style-name="T48">(1,p-1):</text:span></text:p><text:p text:style-name="P39"><text:span text:style-name="T48"><text:s text:c="8"/></text:span><text:span text:style-name="T48">s = (s*s - 2)%M</text:span></text:p><text:p text:style-name="P39"><text:span text:style-name="T48"><text:s text:c="4"/></text:span><text:span text:style-name="T50">return</text:span><text:span text:style-name="T48"> s==0</text:span></text:p><text:p text:style-name="P39"><text:span text:style-name="T48"/></text:p><text:p text:style-name="P39"><text:span text:style-name="T52">#Exemple d’exploitation</text:span></text:p><text:p text:style-name="P39"><text:span text:style-name="T48">p = 59</text:span></text:p><text:p text:style-name="P39"><text:span text:style-name="T48">msg=</text:span><text:span text:style-name="T53">"dire que M_"</text:span><text:span text:style-name="T48">+str(p)+</text:span><text:span text:style-name="T53">" premier est :"</text:span></text:p><text:p text:style-name="P39"><text:span text:style-name="T54">print(</text:span><text:span text:style-name="T48">msg,</text:span><text:span text:style-name="T51">Lucas_Mers</text:span><text:span text:style-name="T48">(p)</text:span><text:span text:style-name="T54">)</text:span></text:p></draw:text-box></draw:frame><text:span text:style-name="T38">On considère la suite</text:span><text:span text:style-name="T38"><draw:frame draw:style-name="fr2" draw:name="Objet44" text:anchor-type="as-char" svg:y="-0.404cm" svg:width="1.355cm" svg:height="0.594cm" draw:z-index="44"><draw:object xlink:href="./Object 44" xlink:type="simple" xlink:show="embed" xlink:actuate="onLoad"/><draw:image xlink:href="./ObjectReplacements/Object 44" xlink:type="simple" xlink:show="embed" xlink:actuate="onLoad"/></draw:frame></text:span><text:span text:style-name="T38"> définie par</text:span><text:span text:style-name="T38"><draw:frame draw:style-name="fr2" draw:name="Objet43" text:anchor-type="as-char" svg:y="-0.674cm" svg:width="2.348cm" svg:height="1.258cm" draw:z-index="42"><draw:object xlink:href="./Object 43" xlink:type="simple" xlink:show="embed" xlink:actuate="onLoad"/><draw:image xlink:href="./ObjectReplacements/Object 43" xlink:type="simple" xlink:show="embed" xlink:actuate="onLoad"/></draw:frame></text:span><text:span text:style-name="T38">on pose</text:span><text:span text:style-name="T38"><draw:frame draw:style-name="fr2" draw:name="Objet46" text:anchor-type="as-char" svg:y="-0.406cm" svg:width="1.408cm" svg:height="0.594cm" draw:z-index="45"><draw:object xlink:href="./Object 46" xlink:type="simple" xlink:show="embed" xlink:actuate="onLoad"/><draw:image xlink:href="./ObjectReplacements/Object 46" xlink:type="simple" xlink:show="embed" xlink:actuate="onLoad"/><svg:desc>formule</svg:desc></draw:frame></text:span><text:span text:style-name="T38">telle que</text:span><text:span text:style-name="T38"><draw:frame draw:style-name="fr2" draw:name="Objet47" text:anchor-type="as-char" svg:y="-0.377cm" svg:width="2.492cm" svg:height="0.533cm" draw:z-index="46"><draw:object xlink:href="./Object 47" xlink:type="simple" xlink:show="embed" xlink:actuate="onLoad"/><draw:image xlink:href="./ObjectReplacements/Object 47" xlink:type="simple" xlink:show="embed" xlink:actuate="onLoad"/><svg:desc>formule</svg:desc></draw:frame></text:span><text:span text:style-name="T38">où </text:span><text:span text:style-name="T38"><draw:frame draw:style-name="fr2" draw:name="Objet48" text:anchor-type="as-char" svg:y="-0.377cm" svg:width="2.048cm" svg:height="0.531cm" draw:z-index="47"><draw:object xlink:href="./Object 48" xlink:type="simple" xlink:show="embed" xlink:actuate="onLoad"/><draw:image xlink:href="./ObjectReplacements/Object 48" xlink:type="simple" xlink:show="embed" xlink:actuate="onLoad"/></draw:frame></text:span><text:span text:style-name="T38">et k est un entier</text:span></text:p>
      <text:p text:style-name="P31"><draw:frame draw:style-name="fr3" draw:name="Objet45" text:anchor-type="paragraph" svg:x="0.199cm" svg:y="0.183cm" svg:width="10.188cm" svg:height="0.905cm" draw:z-index="7"><draw:object xlink:href="./Object 45" xlink:type="simple" xlink:show="embed" xlink:actuate="onLoad"/><draw:image xlink:href="./ObjectReplacements/Object 45" xlink:type="simple" xlink:show="embed" xlink:actuate="onLoad"/></draw:frame></text:p>
      <text:p text:style-name="P31"/>
      <text:p text:style-name="P31"/>
      <text:p text:style-name="P19"><text:span text:style-name="T38">Par récurrence on montre que S</text:span><text:span text:style-name="T8">n</text:span><text:span text:style-name="T38"> est pair. </text:span></text:p>
      <text:p text:style-name="P36"><text:span text:style-name="T38">On a</text:span><text:span text:style-name="T38"><draw:frame draw:style-name="fr2" draw:name="Objet49" text:anchor-type="as-char" svg:y="-0.437cm" svg:width="8.631cm" svg:height="0.593cm" draw:z-index="48"><draw:object xlink:href="./Object 49" xlink:type="simple" xlink:show="embed" xlink:actuate="onLoad"/><draw:image xlink:href="./ObjectReplacements/Object 49" xlink:type="simple" xlink:show="embed" xlink:actuate="onLoad"/><svg:desc>formule</svg:desc></draw:frame></text:span></text:p>
      <text:p text:style-name="P36"><text:span text:style-name="T38">d’où</text:span><text:span text:style-name="T38"><draw:frame draw:style-name="fr2" draw:name="Objet50" text:anchor-type="as-char" svg:y="-0.437cm" svg:width="3.385cm" svg:height="0.591cm" draw:z-index="49"><draw:object xlink:href="./Object 50" xlink:type="simple" xlink:show="embed" xlink:actuate="onLoad"/><draw:image xlink:href="./ObjectReplacements/Object 50" xlink:type="simple" xlink:show="embed" xlink:actuate="onLoad"/></draw:frame></text:span></text:p>
      <text:p text:style-name="P32"/>
      <text:p text:style-name="P20"><text:span text:style-name="T38">On conjecture que si </text:span><text:span text:style-name="T38"><draw:frame draw:style-name="fr2" draw:name="Objet52" text:anchor-type="as-char" svg:y="-0.377cm" svg:width="0.778cm" svg:height="0.531cm" draw:z-index="51"><draw:object xlink:href="./Object 52" xlink:type="simple" xlink:show="embed" xlink:actuate="onLoad"/><draw:image xlink:href="./ObjectReplacements/Object 52" xlink:type="simple" xlink:show="embed" xlink:actuate="onLoad"/></draw:frame></text:span><text:span text:style-name="T38">est premier alors</text:span><text:span text:style-name="T38"><draw:frame draw:style-name="fr2" draw:name="Objet51" text:anchor-type="as-char" svg:y="-0.377cm" svg:width="2.589cm" svg:height="0.531cm" draw:z-index="50"><draw:object xlink:href="./Object 51" xlink:type="simple" xlink:show="embed" xlink:actuate="onLoad"/><draw:image xlink:href="./ObjectReplacements/Object 51" xlink:type="simple" xlink:show="embed" xlink:actuate="onLoad"/></draw:fr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4-24T14:44:27.393000000</meta:creation-date>
    <meta:editing-duration>PT13H56M12S</meta:editing-duration>
    <meta:editing-cycles>12</meta:editing-cycles>
    <meta:generator>LibreOffice/6.3.4.2$Windows_X86_64 LibreOffice_project/60da17e045e08f1793c57c00ba83cdfce946d0aa</meta:generator>
    <dc:date>2020-03-27T23:06:02.122000000</dc:date>
    <meta:document-statistic meta:table-count="1" meta:image-count="0" meta:object-count="68" meta:page-count="2" meta:paragraph-count="125" meta:word-count="837" meta:character-count="4103" meta:non-whitespace-character-count="3380"/>
  </office:meta>
</office:document-meta>
</file>

<file path=Object 1/content.xml><?xml version="1.0" encoding="utf-8"?>
<math xmlns="http://www.w3.org/1998/Math/MathML" display="block">
  <semantics>
    <mrow>
      <mrow>
        <msup>
          <mn>2</mn>
          <mi>n</mi>
        </msup>
        <mo stretchy="false">−</mo>
        <mn>1</mn>
      </mrow>
      <mo stretchy="false">=</mo>
      <msub>
        <mi>M</mi>
        <mi>n</mi>
      </msub>
    </mrow>
    <annotation encoding="StarMath 5.0">2^n-1=M_n</annotation>
  </semantics>
</math>
</file>

<file path=Object 10/content.xml><?xml version="1.0" encoding="utf-8"?>
<math xmlns="http://www.w3.org/1998/Math/MathML" display="block">
  <semantics>
    <mstyle mathsize="10pt">
      <mrow>
        <mn>7</mn>
        <mo stretchy="false">×</mo>
        <mn>73</mn>
      </mrow>
    </mstyle>
    <annotation encoding="StarMath 5.0">size10{7 times 73}</annotation>
  </semantics>
</math>
</file>

<file path=Object 11/content.xml><?xml version="1.0" encoding="utf-8"?>
<math xmlns="http://www.w3.org/1998/Math/MathML" display="block">
  <semantics>
    <mstyle mathsize="10pt">
      <mrow>
        <mn>3</mn>
        <mo stretchy="false">×</mo>
        <mn>11</mn>
        <mo stretchy="false">×</mo>
        <mn>31</mn>
      </mrow>
    </mstyle>
    <annotation encoding="StarMath 5.0">size10{3 times 11 times 31}</annotation>
  </semantics>
</math>
</file>

<file path=Object 12/content.xml><?xml version="1.0" encoding="utf-8"?>
<math xmlns="http://www.w3.org/1998/Math/MathML" display="block">
  <semantics>
    <mstyle mathsize="10pt">
      <mrow>
        <mn>23</mn>
        <mo stretchy="false">×</mo>
        <mn>89</mn>
      </mrow>
    </mstyle>
    <annotation encoding="StarMath 5.0">size10{23 times 89}</annotation>
  </semantics>
</math>
</file>

<file path=Object 13/content.xml><?xml version="1.0" encoding="utf-8"?>
<math xmlns="http://www.w3.org/1998/Math/MathML" display="block">
  <semantics>
    <mstyle mathsize="10pt">
      <mrow>
        <msup>
          <mn>3</mn>
          <mn>2</mn>
        </msup>
        <mo stretchy="false">×</mo>
        <mn>5</mn>
        <mo stretchy="false">×</mo>
        <mn>7</mn>
        <mo stretchy="false">×</mo>
        <mn>13</mn>
      </mrow>
    </mstyle>
    <annotation encoding="StarMath 5.0">size10{3^2times 5 times 7 times 13}</annotation>
  </semantics>
</math>
</file>

<file path=Object 14/content.xml><?xml version="1.0" encoding="utf-8"?>
<math xmlns="http://www.w3.org/1998/Math/MathML" display="block">
  <semantics>
    <mstyle mathsize="10pt">
      <mrow>
        <mn>3</mn>
        <mo stretchy="false">×</mo>
        <mn>43</mn>
        <mo stretchy="false">×</mo>
        <mn>127</mn>
      </mrow>
    </mstyle>
    <annotation encoding="StarMath 5.0">size10{3 times 43 times 127}</annotation>
  </semantics>
</math>
</file>

<file path=Object 15/content.xml><?xml version="1.0" encoding="utf-8"?>
<math xmlns="http://www.w3.org/1998/Math/MathML" display="block">
  <semantics>
    <mstyle mathsize="10pt">
      <mrow>
        <mn>7</mn>
        <mo stretchy="false">×</mo>
        <mn>31</mn>
        <mo stretchy="false">×</mo>
        <mn>151</mn>
      </mrow>
    </mstyle>
    <annotation encoding="StarMath 5.0">size10{7 times 31 times 151}</annotation>
  </semantics>
</math>
</file>

<file path=Object 16/content.xml><?xml version="1.0" encoding="utf-8"?>
<math xmlns="http://www.w3.org/1998/Math/MathML" display="block">
  <semantics>
    <mstyle mathsize="10pt">
      <mrow>
        <mn>3</mn>
        <mo stretchy="false">×</mo>
        <mn>5</mn>
        <mo stretchy="false">×</mo>
        <mn>17</mn>
        <mo stretchy="false">×</mo>
        <mn>257</mn>
      </mrow>
    </mstyle>
    <annotation encoding="StarMath 5.0">size10{3 times 5times 17 times 257}</annotation>
  </semantics>
</math>
</file>

<file path=Object 17/content.xml><?xml version="1.0" encoding="utf-8"?>
<math xmlns="http://www.w3.org/1998/Math/MathML" display="block">
  <semantics>
    <mstyle mathsize="10pt">
      <mrow>
        <msup>
          <mn>3</mn>
          <mn>3</mn>
        </msup>
        <mo stretchy="false">×</mo>
        <mn>7</mn>
        <mo stretchy="false">×</mo>
        <mn>19</mn>
        <mo stretchy="false">×</mo>
        <mn>73</mn>
      </mrow>
    </mstyle>
    <annotation encoding="StarMath 5.0">size10{3^3 times 7 times 19 times 73}</annotation>
  </semantics>
</math>
</file>

<file path=Object 18/content.xml><?xml version="1.0" encoding="utf-8"?>
<math xmlns="http://www.w3.org/1998/Math/MathML" display="block">
  <semantics>
    <mstyle mathsize="10pt">
      <mrow>
        <mn>3</mn>
        <mo stretchy="false">×</mo>
        <msup>
          <mn>5</mn>
          <mn>2</mn>
        </msup>
        <mo stretchy="false">×</mo>
        <mn>11</mn>
        <mo stretchy="false">×</mo>
        <mn>31</mn>
        <mo stretchy="false">×</mo>
        <mn>41</mn>
      </mrow>
    </mstyle>
    <annotation encoding="StarMath 5.0">size10{3 times 5^2 times 11 times 31 times 41}</annotation>
  </semantics>
</math>
</file>

<file path=Object 19/content.xml><?xml version="1.0" encoding="utf-8"?>
<math xmlns="http://www.w3.org/1998/Math/MathML" display="block">
  <semantics>
    <mstyle mathsize="10pt">
      <mrow>
        <msup>
          <mn>3</mn>
          <mn>2</mn>
        </msup>
        <mo stretchy="false">×</mo>
        <mn>5</mn>
        <mo stretchy="false">×</mo>
        <mn>7</mn>
        <mo stretchy="false">×</mo>
        <mn>13</mn>
      </mrow>
    </mstyle>
    <annotation encoding="StarMath 5.0">size10{3^2times 5 times 7 times 13}</annotation>
  </semantics>
</math>
</file>

<file path=Object 2/content.xml><?xml version="1.0" encoding="utf-8"?>
<math xmlns="http://www.w3.org/1998/Math/MathML" display="block">
  <semantics>
    <mrow>
      <mrow>
        <mrow>
          <msup>
            <mi>a</mi>
            <mi>n</mi>
          </msup>
          <mo stretchy="false">−</mo>
          <mn>1</mn>
        </mrow>
        <mo stretchy="false">=</mo>
        <mrow>
          <mo fence="true" stretchy="false">(</mo>
          <mrow>
            <mrow>
              <mi>a</mi>
              <mo stretchy="false">−</mo>
              <mn>1</mn>
            </mrow>
          </mrow>
          <mo fence="true" stretchy="false">)</mo>
        </mrow>
      </mrow>
      <mrow>
        <mo fence="true" stretchy="false">(</mo>
        <mrow>
          <mrow>
            <msup>
              <mi>a</mi>
              <mrow>
                <mi>n</mi>
                <mo stretchy="false">−</mo>
                <mn>1</mn>
              </mrow>
            </msup>
            <mo stretchy="false">+</mo>
            <msup>
              <mi>a</mi>
              <mrow>
                <mi>n</mi>
                <mo stretchy="false">−</mo>
                <mn>2</mn>
              </mrow>
            </msup>
            <mo stretchy="false">+</mo>
            <mn>...</mn>
            <mo stretchy="false">+</mo>
            <mi>a</mi>
            <mo stretchy="false">+</mo>
            <mn>1</mn>
          </mrow>
        </mrow>
        <mo fence="true" stretchy="false">)</mo>
      </mrow>
    </mrow>
    <annotation encoding="StarMath 5.0">a^n-1=( a-1)(a^{n-1}+a^{n-2}+...+a+1 )</annotation>
  </semantics>
</math>
</file>

<file path=Object 20/content.xml><?xml version="1.0" encoding="utf-8"?>
<math xmlns="http://www.w3.org/1998/Math/MathML" display="block">
  <semantics>
    <mstyle mathsize="10pt">
      <mrow>
        <mn>3</mn>
        <mo stretchy="false">×</mo>
        <mn>23</mn>
        <mo stretchy="false">×</mo>
        <mn>89</mn>
        <mo stretchy="false">×</mo>
        <mn>683</mn>
      </mrow>
    </mstyle>
    <annotation encoding="StarMath 5.0">size10{3 times 23 times 89 times 683}</annotation>
  </semantics>
</math>
</file>

<file path=Object 21/content.xml><?xml version="1.0" encoding="utf-8"?>
<math xmlns="http://www.w3.org/1998/Math/MathML" display="block">
  <semantics>
    <mstyle mathsize="10pt">
      <mrow>
        <mrow>
          <mn>47</mn>
          <mo stretchy="false">×</mo>
          <mn>178</mn>
        </mrow>
        <mspace width="0.5em"/>
        <mn>481</mn>
      </mrow>
    </mstyle>
    <annotation encoding="StarMath 5.0">size10{47 times 178`481}</annotation>
  </semantics>
</math>
</file>

<file path=Object 22/content.xml><?xml version="1.0" encoding="utf-8"?>
<math xmlns="http://www.w3.org/1998/Math/MathML" display="block">
  <semantics>
    <mstyle mathsize="10pt">
      <mrow>
        <msup>
          <mn>3</mn>
          <mn>2</mn>
        </msup>
        <mo stretchy="false">×</mo>
        <mn>5</mn>
        <mo stretchy="false">×</mo>
        <mn>7</mn>
        <mo stretchy="false">×</mo>
        <mn>13</mn>
        <mo stretchy="false">×</mo>
        <mn>17</mn>
        <mo stretchy="false">×</mo>
        <mn>241</mn>
      </mrow>
    </mstyle>
    <annotation encoding="StarMath 5.0">size10{3^2 times 5 times 7 times 13 times 17 times 241}</annotation>
  </semantics>
</math>
</file>

<file path=Object 23/content.xml><?xml version="1.0" encoding="utf-8"?>
<math xmlns="http://www.w3.org/1998/Math/MathML" display="block">
  <semantics>
    <mstyle mathsize="10pt">
      <mrow>
        <mn>31</mn>
        <mo stretchy="false">×</mo>
        <mn>601</mn>
        <mo stretchy="false">×</mo>
        <mn>1801</mn>
      </mrow>
    </mstyle>
    <annotation encoding="StarMath 5.0">size10{31 times 601 times 1801}</annotation>
  </semantics>
</math>
</file>

<file path=Object 24/content.xml><?xml version="1.0" encoding="utf-8"?>
<math xmlns="http://www.w3.org/1998/Math/MathML" display="block">
  <semantics>
    <mstyle mathsize="10pt">
      <mrow>
        <mn>3</mn>
        <mo stretchy="false">×</mo>
        <mn>2731</mn>
        <mo stretchy="false">×</mo>
        <mn>8191</mn>
      </mrow>
    </mstyle>
    <annotation encoding="StarMath 5.0">size10{3 times 2731 times 8191}</annotation>
  </semantics>
</math>
</file>

<file path=Object 25/content.xml><?xml version="1.0" encoding="utf-8"?>
<math xmlns="http://www.w3.org/1998/Math/MathML" display="block">
  <semantics>
    <mstyle mathsize="10pt">
      <mrow>
        <mrow>
          <mn>7</mn>
          <mo stretchy="false">×</mo>
          <mn>73</mn>
          <mo stretchy="false">×</mo>
          <mn>262</mn>
        </mrow>
        <mspace width="0.5em"/>
        <mn>657</mn>
      </mrow>
    </mstyle>
    <annotation encoding="StarMath 5.0">size10{7 times 73 times 262`657}</annotation>
  </semantics>
</math>
</file>

<file path=Object 26/content.xml><?xml version="1.0" encoding="utf-8"?>
<math xmlns="http://www.w3.org/1998/Math/MathML" display="block">
  <semantics>
    <mstyle mathsize="10pt">
      <mrow>
        <mn>3</mn>
        <mo stretchy="false">×</mo>
        <mn>5</mn>
        <mo stretchy="false">×</mo>
        <mn>29</mn>
        <mo stretchy="false">×</mo>
        <mn>43</mn>
        <mo stretchy="false">×</mo>
        <mn>113</mn>
        <mo stretchy="false">×</mo>
        <mn>127</mn>
      </mrow>
    </mstyle>
    <annotation encoding="StarMath 5.0">size10{3 times 5 times 29 times 43 times 113 times 127}</annotation>
  </semantics>
</math>
</file>

<file path=Object 27/content.xml><?xml version="1.0" encoding="utf-8"?>
<math xmlns="http://www.w3.org/1998/Math/MathML" display="block">
  <semantics>
    <mstyle mathsize="10pt">
      <mrow>
        <mn>233</mn>
        <mo stretchy="false">×</mo>
        <mn>1103</mn>
        <mo stretchy="false">×</mo>
        <mn>2089</mn>
      </mrow>
    </mstyle>
    <annotation encoding="StarMath 5.0">size10{233 times 1103 times 2089}</annotation>
  </semantics>
</math>
</file>

<file path=Object 28/content.xml><?xml version="1.0" encoding="utf-8"?>
<math xmlns="http://www.w3.org/1998/Math/MathML" display="block">
  <semantics>
    <mstyle mathsize="10pt">
      <mrow>
        <msup>
          <mn>3</mn>
          <mn>2</mn>
        </msup>
        <mo stretchy="false">×</mo>
        <mn>7</mn>
        <mo stretchy="false">×</mo>
        <mn>11</mn>
        <mo stretchy="false">×</mo>
        <mn>31</mn>
        <mo stretchy="false">×</mo>
        <mn>151</mn>
        <mo stretchy="false">×</mo>
        <mn>331</mn>
      </mrow>
    </mstyle>
    <annotation encoding="StarMath 5.0">size10{3^2 times 7 times 11 times 31 times 151 times 331}</annotation>
  </semantics>
</math>
</file>

<file path=Object 29/content.xml><?xml version="1.0" encoding="utf-8"?>
<math xmlns="http://www.w3.org/1998/Math/MathML" display="block">
  <semantics>
    <mrow>
      <mrow>
        <mrow>
          <mi>d</mi>
          <mo stretchy="false">−</mo>
          <mn>1</mn>
        </mrow>
        <mo stretchy="false">=</mo>
        <mn>2</mn>
      </mrow>
      <mi>k</mi>
      <mi>p</mi>
    </mrow>
    <annotation encoding="StarMath 5.0">d-1=2 k p</annotation>
  </semantics>
</math>
</file>

<file path=Object 3/content.xml><?xml version="1.0" encoding="utf-8"?>
<math xmlns="http://www.w3.org/1998/Math/MathML" display="block">
  <semantics>
    <mrow>
      <mi>n</mi>
      <mo stretchy="false">=</mo>
      <mrow>
        <mi>p</mi>
        <mo stretchy="false">×</mo>
        <mi>q</mi>
      </mrow>
    </mrow>
    <annotation encoding="StarMath 5.0">n=p times q</annotation>
  </semantics>
</math>
</file>

<file path=Object 30/content.xml><?xml version="1.0" encoding="utf-8"?>
<math xmlns="http://www.w3.org/1998/Math/MathML" display="block">
  <semantics>
    <mrow>
      <mrow>
        <msup>
          <mi>a</mi>
          <mi>n</mi>
        </msup>
        <mo stretchy="false">≡</mo>
        <mn>1</mn>
      </mrow>
      <mrow>
        <mo fence="true" stretchy="false">[</mo>
        <mrow>
          <mi>d</mi>
        </mrow>
        <mo fence="true" stretchy="false">]</mo>
      </mrow>
    </mrow>
    <annotation encoding="StarMath 5.0">a^n equiv 1[ d]</annotation>
  </semantics>
</math>
</file>

<file path=Object 31/content.xml><?xml version="1.0" encoding="utf-8"?>
<math xmlns="http://www.w3.org/1998/Math/MathML" display="block">
  <semantics>
    <mrow>
      <mrow>
        <msup>
          <mi>a</mi>
          <msub>
            <mi>p</mi>
            <mn>0</mn>
          </msub>
        </msup>
        <mo stretchy="false">≡</mo>
        <mn>1</mn>
      </mrow>
      <mrow>
        <mo fence="true" stretchy="false">[</mo>
        <mrow>
          <mi>d</mi>
        </mrow>
        <mo fence="true" stretchy="false">]</mo>
      </mrow>
    </mrow>
    <annotation encoding="StarMath 5.0">a^{p_0} equiv 1[ d]</annotation>
  </semantics>
</math>
</file>

<file path=Object 32/content.xml><?xml version="1.0" encoding="utf-8"?>
<math xmlns="http://www.w3.org/1998/Math/MathML" display="block">
  <semantics>
    <mrow>
      <mrow>
        <msup>
          <mn>2</mn>
          <mn>2</mn>
        </msup>
        <mo stretchy="false">≡</mo>
        <mn>1</mn>
      </mrow>
      <mrow>
        <mo fence="true" stretchy="false">[</mo>
        <mrow>
          <mn>3</mn>
        </mrow>
        <mo fence="true" stretchy="false">]</mo>
      </mrow>
    </mrow>
    <annotation encoding="StarMath 5.0">2^2 equiv 1[ 3]</annotation>
  </semantics>
</math>
</file>

<file path=Object 33/content.xml><?xml version="1.0" encoding="utf-8"?>
<math xmlns="http://www.w3.org/1998/Math/MathML" display="block">
  <semantics>
    <mrow>
      <mrow>
        <msup>
          <mi>a</mi>
          <mrow>
            <mi>q</mi>
            <mrow>
              <msub>
                <mi>p</mi>
                <mn>0</mn>
              </msub>
              <mo stretchy="false">+</mo>
              <mi>r</mi>
            </mrow>
          </mrow>
        </msup>
        <mo stretchy="false">≡</mo>
        <mn>1</mn>
      </mrow>
      <mrow>
        <mo fence="true" stretchy="false">[</mo>
        <mrow>
          <mi>d</mi>
        </mrow>
        <mo fence="true" stretchy="false">]</mo>
      </mrow>
      <mspace width="2em"/>
      <mo stretchy="false">⇔</mo>
      <mspace width="2em"/>
      <msup>
        <mrow>
          <mo fence="true" stretchy="true">(</mo>
          <mrow>
            <msup>
              <mi>a</mi>
              <msub>
                <mi>p</mi>
                <mn>0</mn>
              </msub>
            </msup>
          </mrow>
          <mo fence="true" stretchy="true">)</mo>
        </mrow>
        <mi>q</mi>
      </msup>
      <mrow>
        <msup>
          <mi>a</mi>
          <mi>r</mi>
        </msup>
        <mo stretchy="false">≡</mo>
        <mn>1</mn>
      </mrow>
      <mrow>
        <mo fence="true" stretchy="false">[</mo>
        <mrow>
          <mi>d</mi>
        </mrow>
        <mo fence="true" stretchy="false">]</mo>
      </mrow>
    </mrow>
    <annotation encoding="StarMath 5.0">a^{q p_0+r} equiv 1[ d] ~ dlrarrow ~left (a^{p_0} right)^{q} a^r equiv 1[ d] </annotation>
  </semantics>
</math>
</file>

<file path=Object 34/content.xml><?xml version="1.0" encoding="utf-8"?>
<math xmlns="http://www.w3.org/1998/Math/MathML" display="block">
  <semantics>
    <mrow>
      <mrow>
        <msup>
          <mi>a</mi>
          <msub>
            <mi>p</mi>
            <mn>0</mn>
          </msub>
        </msup>
        <mo stretchy="false">≡</mo>
        <mn>1</mn>
      </mrow>
      <mrow>
        <mo fence="true" stretchy="false">[</mo>
        <mrow>
          <mi>d</mi>
        </mrow>
        <mo fence="true" stretchy="false">]</mo>
      </mrow>
    </mrow>
    <annotation encoding="StarMath 5.0">a^{p_0} equiv 1[ d]</annotation>
  </semantics>
</math>
</file>

<file path=Object 35/content.xml><?xml version="1.0" encoding="utf-8"?>
<math xmlns="http://www.w3.org/1998/Math/MathML" display="block">
  <semantics>
    <mrow>
      <mrow>
        <msup>
          <mi>a</mi>
          <mi>r</mi>
        </msup>
        <mo stretchy="false">≡</mo>
        <mn>1</mn>
      </mrow>
      <mrow>
        <mo fence="true" stretchy="false">[</mo>
        <mrow>
          <mi>d</mi>
        </mrow>
        <mo fence="true" stretchy="false">]</mo>
      </mrow>
    </mrow>
    <annotation encoding="StarMath 5.0">a^r equiv 1[ d]</annotation>
  </semantics>
</math>
</file>

<file path=Object 36/content.xml><?xml version="1.0" encoding="utf-8"?>
<math xmlns="http://www.w3.org/1998/Math/MathML" display="block">
  <semantics>
    <mrow>
      <mrow>
        <msup>
          <mn>2</mn>
          <mi>p</mi>
        </msup>
        <mo stretchy="false">≡</mo>
        <mn>1</mn>
      </mrow>
      <mrow>
        <mo fence="true" stretchy="false">[</mo>
        <mrow>
          <mi>d</mi>
        </mrow>
        <mo fence="true" stretchy="false">]</mo>
      </mrow>
    </mrow>
    <annotation encoding="StarMath 5.0">2^p equiv 1[ d]</annotation>
  </semantics>
</math>
</file>

<file path=Object 37/content.xml><?xml version="1.0" encoding="utf-8"?>
<math xmlns="http://www.w3.org/1998/Math/MathML" display="block">
  <semantics>
    <mrow>
      <mrow>
        <msup>
          <mi>a</mi>
          <mrow>
            <mi>d</mi>
            <mo stretchy="false">−</mo>
            <mn>1</mn>
          </mrow>
        </msup>
        <mo stretchy="false">≡</mo>
        <mn>1</mn>
      </mrow>
      <mrow>
        <mo fence="true" stretchy="false">[</mo>
        <mrow>
          <mi>d</mi>
        </mrow>
        <mo fence="true" stretchy="false">]</mo>
      </mrow>
    </mrow>
    <annotation encoding="StarMath 5.0">a^{d-1} equiv 1[ d]</annotation>
  </semantics>
</math>
</file>

<file path=Object 38/content.xml><?xml version="1.0" encoding="utf-8"?>
<math xmlns="http://www.w3.org/1998/Math/MathML" display="block">
  <semantics>
    <mrow>
      <mrow>
        <msup>
          <mn>2</mn>
          <mrow>
            <mi>d</mi>
            <mo stretchy="false">−</mo>
            <mn>1</mn>
          </mrow>
        </msup>
        <mo stretchy="false">≡</mo>
        <mn>1</mn>
      </mrow>
      <mrow>
        <mo fence="true" stretchy="false">[</mo>
        <mrow>
          <mi>d</mi>
        </mrow>
        <mo fence="true" stretchy="false">]</mo>
      </mrow>
    </mrow>
    <annotation encoding="StarMath 5.0">2^{d-1} equiv 1[ d]</annotation>
  </semantics>
</math>
</file>

<file path=Object 39/content.xml><?xml version="1.0" encoding="utf-8"?>
<math xmlns="http://www.w3.org/1998/Math/MathML" display="block">
  <semantics>
    <mrow>
      <mrow>
        <mi>d</mi>
        <mo stretchy="false">=</mo>
        <mrow>
          <mn>1</mn>
          <mo stretchy="false">+</mo>
          <mn>2</mn>
        </mrow>
      </mrow>
      <mi mathvariant="italic">kp</mi>
    </mrow>
    <annotation encoding="StarMath 5.0">d=1+2kp</annotation>
  </semantics>
</math>
</file>

<file path=Object 4/content.xml><?xml version="1.0" encoding="utf-8"?>
<math xmlns="http://www.w3.org/1998/Math/MathML" display="block">
  <semantics>
    <mrow>
      <mrow>
        <mrow>
          <msup>
            <mn>2</mn>
            <mi mathvariant="italic">pq</mi>
          </msup>
          <mo stretchy="false">−</mo>
          <mn>1</mn>
        </mrow>
        <mo stretchy="false">=</mo>
        <mrow>
          <msup>
            <mi>a</mi>
            <mi>q</mi>
          </msup>
          <mo stretchy="false">−</mo>
          <mn>1</mn>
        </mrow>
        <mo stretchy="false">=</mo>
        <mrow>
          <mo fence="true" stretchy="false">(</mo>
          <mrow>
            <mrow>
              <mi>a</mi>
              <mo stretchy="false">−</mo>
              <mn>1</mn>
            </mrow>
          </mrow>
          <mo fence="true" stretchy="false">)</mo>
        </mrow>
      </mrow>
      <mrow>
        <mo fence="true" stretchy="false">(</mo>
        <mrow>
          <mrow>
            <msup>
              <mi>a</mi>
              <mrow>
                <mi>q</mi>
                <mo stretchy="false">−</mo>
                <mn>1</mn>
              </mrow>
            </msup>
            <mo stretchy="false">+</mo>
            <msup>
              <mi>a</mi>
              <mrow>
                <mi>q</mi>
                <mo stretchy="false">−</mo>
                <mn>2</mn>
              </mrow>
            </msup>
            <mo stretchy="false">+</mo>
            <mn>...</mn>
            <mo stretchy="false">+</mo>
            <mi>a</mi>
            <mo stretchy="false">+</mo>
            <mn>1</mn>
          </mrow>
        </mrow>
        <mo fence="true" stretchy="false">)</mo>
      </mrow>
    </mrow>
    <annotation encoding="StarMath 5.0">2^{pq}-1=a^q-1=( a-1)(a^{q-1}+a^{q-2}+...+a+1 )</annotation>
  </semantics>
</math>
</file>

<file path=Object 40/content.xml><?xml version="1.0" encoding="utf-8"?>
<math xmlns="http://www.w3.org/1998/Math/MathML" display="block">
  <semantics>
    <mrow>
      <msqrt>
        <mrow>
          <msup>
            <mn>2</mn>
            <mn>19</mn>
          </msup>
          <mo stretchy="false">−</mo>
          <mn>1</mn>
        </mrow>
      </msqrt>
      <mo stretchy="false">≈</mo>
      <mn>724</mn>
    </mrow>
    <annotation encoding="StarMath 5.0"> sqrt{2^19-1} approx 724</annotation>
  </semantics>
</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99"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ackground-color="#9999ff"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ackground-color="#ff9999" style:text-align-source="fix" style:repeat-content="false" fo:border="0.06pt solid #000000"/>
      <style:paragraph-properties fo:text-align="center" fo:margin-left="0mm"/>
    </style:style>
    <style:style style:name="ce6" style:family="table-cell" style:parent-style-name="Default">
      <style:table-cell-properties fo:background-color="#ffff00" style:text-align-source="fix" style:repeat-content="false" fo:border="0.06pt solid #000000"/>
      <style:paragraph-properties fo:text-align="center" fo:margin-left="0mm"/>
    </style:style>
    <style:style style:name="ce7" style:family="table-cell" style:parent-style-name="Default">
      <style:table-cell-properties fo:background-color="#9999ff" style:text-align-source="fix" style:repeat-content="false" fo:border="0.06pt solid #000000"/>
      <style:paragraph-properties fo:text-align="center" fo:margin-left="0mm"/>
    </style:style>
    <style:style style:name="ce8"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Feuille1" table:style-name="ta1">
        <table:table-column table:style-name="co1" table:number-columns-repeated="8" table:default-cell-style-name="Default"/>
        <table:table-row table:style-name="ro1" table:number-rows-repeated="41">
          <table:table-cell table:number-columns-repeated="8"/>
        </table:table-row>
        <table:table-row table:style-name="ro1">
          <table:table-cell table:style-name="ce5" office:value-type="string" calcext:value-type="string">
            <text:p>m</text:p>
          </table:table-cell>
          <table:table-cell table:style-name="ce5" office:value-type="float" office:value="0" calcext:value-type="float">
            <text:p>0</text:p>
          </table:table-cell>
          <table:table-cell table:style-name="ce5" table:formula="of:=[.B42]+1" office:value-type="float" office:value="1" calcext:value-type="float">
            <text:p>1</text:p>
          </table:table-cell>
          <table:table-cell table:style-name="ce5" table:formula="of:=[.C42]+1" office:value-type="float" office:value="2" calcext:value-type="float">
            <text:p>2</text:p>
          </table:table-cell>
          <table:table-cell table:style-name="ce5" table:formula="of:=[.D42]+1" office:value-type="float" office:value="3" calcext:value-type="float">
            <text:p>3</text:p>
          </table:table-cell>
          <table:table-cell table:style-name="ce5" table:formula="of:=[.E42]+1" office:value-type="float" office:value="4" calcext:value-type="float">
            <text:p>4</text:p>
          </table:table-cell>
          <table:table-cell table:style-name="ce5" table:formula="of:=[.F42]+1" office:value-type="float" office:value="5" calcext:value-type="float">
            <text:p>5</text:p>
          </table:table-cell>
          <table:table-cell table:style-name="ce5" table:formula="of:=[.G42]+1" office:value-type="float" office:value="6" calcext:value-type="float">
            <text:p>6</text:p>
          </table:table-cell>
        </table:table-row>
        <table:table-row table:style-name="ro1">
          <table:table-cell table:style-name="ce6" office:value-type="string" calcext:value-type="string">
            <text:p>3m+1</text:p>
          </table:table-cell>
          <table:table-cell table:style-name="ce7" table:formula="of:=3*[.B42]+1" office:value-type="float" office:value="1" calcext:value-type="float">
            <text:p>1</text:p>
          </table:table-cell>
          <table:table-cell table:style-name="ce7" table:formula="of:=3*[.C42]+1" office:value-type="float" office:value="4" calcext:value-type="float">
            <text:p>4</text:p>
          </table:table-cell>
          <table:table-cell table:style-name="ce7" table:formula="of:=3*[.D42]+1" office:value-type="float" office:value="7" calcext:value-type="float">
            <text:p>7</text:p>
          </table:table-cell>
          <table:table-cell table:style-name="ce7" table:formula="of:=3*[.E42]+1" office:value-type="float" office:value="10" calcext:value-type="float">
            <text:p>10</text:p>
          </table:table-cell>
          <table:table-cell table:style-name="ce7" table:formula="of:=3*[.F42]+1" office:value-type="float" office:value="13" calcext:value-type="float">
            <text:p>13</text:p>
          </table:table-cell>
          <table:table-cell table:style-name="ce7" table:formula="of:=3*[.G42]+1" office:value-type="float" office:value="16" calcext:value-type="float">
            <text:p>16</text:p>
          </table:table-cell>
          <table:table-cell table:style-name="ce7" table:formula="of:=3*[.H42]+1" office:value-type="float" office:value="19" calcext:value-type="float">
            <text:p>19</text:p>
          </table:table-cell>
        </table:table-row>
        <table:table-row table:style-name="ro1">
          <table:table-cell table:style-name="ce6" office:value-type="string" calcext:value-type="string">
            <text:p>5m+3</text:p>
          </table:table-cell>
          <table:table-cell table:style-name="ce7" table:formula="of:=5*[.B42]+3" office:value-type="float" office:value="3" calcext:value-type="float">
            <text:p>3</text:p>
          </table:table-cell>
          <table:table-cell table:style-name="ce7" table:formula="of:=5*[.C42]+3" office:value-type="float" office:value="8" calcext:value-type="float">
            <text:p>8</text:p>
          </table:table-cell>
          <table:table-cell table:style-name="ce7" table:formula="of:=5*[.D42]+3" office:value-type="float" office:value="13" calcext:value-type="float">
            <text:p>13</text:p>
          </table:table-cell>
          <table:table-cell table:style-name="ce7" table:formula="of:=5*[.E42]+3" office:value-type="float" office:value="18" calcext:value-type="float">
            <text:p>18</text:p>
          </table:table-cell>
          <table:table-cell table:style-name="ce8" table:formula="of:=5*[.F42]+3" office:value-type="float" office:value="23" calcext:value-type="float">
            <text:p>23</text:p>
          </table:table-cell>
          <table:table-cell table:style-name="ce8" table:formula="of:=5*[.G42]+3" office:value-type="float" office:value="28" calcext:value-type="float">
            <text:p>28</text:p>
          </table:table-cell>
          <table:table-cell table:style-name="ce8" table:formula="of:=5*[.H42]+3" office:value-type="float" office:value="33" calcext:value-type="float">
            <text:p>33</text:p>
          </table:table-cell>
        </table:table-row>
        <table:table-row table:style-name="ro1">
          <table:table-cell table:style-name="ce6" office:value-type="string" calcext:value-type="string">
            <text:p>7m+2</text:p>
          </table:table-cell>
          <table:table-cell table:style-name="ce7" table:formula="of:=7*[.B42]+2" office:value-type="float" office:value="2" calcext:value-type="float">
            <text:p>2</text:p>
          </table:table-cell>
          <table:table-cell table:style-name="ce7" table:formula="of:=7*[.C42]+2" office:value-type="float" office:value="9" calcext:value-type="float">
            <text:p>9</text:p>
          </table:table-cell>
          <table:table-cell table:style-name="ce7" table:formula="of:=7*[.D42]+2" office:value-type="float" office:value="16" calcext:value-type="float">
            <text:p>16</text:p>
          </table:table-cell>
          <table:table-cell table:style-name="ce8" table:formula="of:=7*[.E42]+2" office:value-type="float" office:value="23" calcext:value-type="float">
            <text:p>23</text:p>
          </table:table-cell>
          <table:table-cell table:style-name="ce8" table:formula="of:=7*[.F42]+2" office:value-type="float" office:value="30" calcext:value-type="float">
            <text:p>30</text:p>
          </table:table-cell>
          <table:table-cell table:style-name="ce8" table:formula="of:=7*[.G42]+2" office:value-type="float" office:value="37" calcext:value-type="float">
            <text:p>37</text:p>
          </table:table-cell>
          <table:table-cell table:style-name="ce8" table:formula="of:=7*[.H42]+2" office:value-type="float" office:value="44" calcext:value-type="float">
            <text:p>44</text:p>
          </table:table-cell>
        </table:table-row>
      </table:table>
      <table:named-expressions/>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22:11:44.1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math xmlns="http://www.w3.org/1998/Math/MathML" display="block">
  <semantics>
    <mrow>
      <mi>k</mi>
      <mo stretchy="false">∈</mo>
      <mrow>
        <mo fence="true" stretchy="false">{</mo>
        <mrow>
          <mrow>
            <mn>5,</mn>
            <mn>6,</mn>
            <mn>11,</mn>
            <mn>12,</mn>
            <mn>14,</mn>
            <mn>15,</mn>
            <mn>17</mn>
          </mrow>
        </mrow>
        <mo fence="true" stretchy="false">}</mo>
      </mrow>
    </mrow>
    <annotation encoding="StarMath 5.0">k in lbrace 5, 6, 11, 12, 14, 15, 17 rbrace</annotation>
  </semantics>
</math>
</file>

<file path=Object 43/content.xml><?xml version="1.0" encoding="utf-8"?>
<math xmlns="http://www.w3.org/1998/Math/MathML" display="block">
  <semantics>
    <mrow>
      <mo fence="true" stretchy="true">{</mo>
      <mrow>
        <mtable>
          <mtr>
            <mtd>
              <mrow>
                <msub>
                  <mi>S</mi>
                  <mn>0</mn>
                </msub>
                <mo stretchy="false">=</mo>
                <mn>4</mn>
              </mrow>
            </mtd>
          </mtr>
          <mtr>
            <mtd>
              <mrow>
                <msub>
                  <mi>S</mi>
                  <mrow>
                    <mi>n</mi>
                    <mo stretchy="false">+</mo>
                    <mn>1</mn>
                  </mrow>
                </msub>
                <mo stretchy="false">=</mo>
                <mrow>
                  <msubsup>
                    <mi>S</mi>
                    <mi>n</mi>
                    <mn>2</mn>
                  </msubsup>
                  <mo stretchy="false">−</mo>
                  <mn>2</mn>
                </mrow>
              </mrow>
            </mtd>
          </mtr>
        </mtable>
      </mrow>
    </mrow>
    <annotation encoding="StarMath 5.0">left lbrace binom{S_0=4}{S_{n+1}=S_n^2-2} right none</annotation>
  </semantics>
</math>
</file>

<file path=Object 44/content.xml><?xml version="1.0" encoding="utf-8"?>
<math xmlns="http://www.w3.org/1998/Math/MathML" display="block">
  <semantics>
    <msub>
      <mrow>
        <mo fence="true" stretchy="true">(</mo>
        <mrow>
          <msub>
            <mi>S</mi>
            <mi>n</mi>
          </msub>
        </mrow>
        <mo fence="true" stretchy="true">)</mo>
      </mrow>
      <mrow>
        <mi>n</mi>
        <mo stretchy="false">∈</mo>
        <mi mathvariant="normal">ℕ</mi>
      </mrow>
    </msub>
    <annotation encoding="StarMath 5.0">left ( S_n right)_{ n in setN}</annotation>
  </semantics>
</math>
</file>

<file path=Object 4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3cm"/>
    </style:style>
    <style:style style:name="co3" style:family="table-column">
      <style:table-column-properties fo:break-before="auto" style:column-width="1.393cm"/>
    </style:style>
    <style:style style:name="co4" style:family="table-column">
      <style:table-column-properties fo:break-before="auto" style:column-width="1.453cm"/>
    </style:style>
    <style:style style:name="co5" style:family="table-column">
      <style:table-column-properties fo:break-before="auto" style:column-width="1.4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ff9999" style:text-align-source="fix" style:repeat-content="false" fo:border="0.06pt solid #000000"/>
      <style:paragraph-properties fo:text-align="center" fo:margin-left="0cm"/>
    </style:style>
    <style:style style:name="ce5" style:family="table-cell" style:parent-style-name="Default">
      <style:table-cell-properties fo:background-color="#ffff00"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ackground-color="transparent" fo:border="0.06pt solid #000000"/>
      <style:paragraph-properties fo:text-align="center" fo:margin-left="0cm"/>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55">
          <table:table-cell table:number-columns-repeated="6"/>
        </table:table-row>
        <table:table-row table:style-name="ro1">
          <table:table-cell table:style-name="ce4" office:value-type="string" calcext:value-type="string">
            <text:p>n</text:p>
          </table:table-cell>
          <table:table-cell table:style-name="ce4" office:value-type="float" office:value="0" calcext:value-type="float">
            <text:p>0</text:p>
          </table:table-cell>
          <table:table-cell table:style-name="ce4" table:formula="of:=[.B56]+1" office:value-type="float" office:value="1" calcext:value-type="float">
            <text:p>1</text:p>
          </table:table-cell>
          <table:table-cell table:style-name="ce4" table:formula="of:=[.C56]+1" office:value-type="float" office:value="2" calcext:value-type="float">
            <text:p>2</text:p>
          </table:table-cell>
          <table:table-cell table:style-name="ce4" table:formula="of:=[.D56]+1" office:value-type="float" office:value="3" calcext:value-type="float">
            <text:p>3</text:p>
          </table:table-cell>
          <table:table-cell table:style-name="ce4" table:formula="of:=[.E56]+1" office:value-type="float" office:value="4" calcext:value-type="float">
            <text:p>4</text:p>
          </table:table-cell>
        </table:table-row>
        <table:table-row table:style-name="ro1">
          <table:table-cell table:style-name="ce5" office:value-type="string" calcext:value-type="string">
            <text:p>S_n</text:p>
          </table:table-cell>
          <table:table-cell table:style-name="ce6" office:value-type="float" office:value="4" calcext:value-type="float">
            <text:p>4</text:p>
          </table:table-cell>
          <table:table-cell table:style-name="ce6" table:formula="of:=[.B57]^2-2" office:value-type="float" office:value="14" calcext:value-type="float">
            <text:p>14</text:p>
          </table:table-cell>
          <table:table-cell table:style-name="ce6" table:formula="of:=[.C57]^2-2" office:value-type="float" office:value="194" calcext:value-type="float">
            <text:p>194</text:p>
          </table:table-cell>
          <table:table-cell table:style-name="ce6" table:formula="of:=[.D57]^2-2" office:value-type="float" office:value="37634" calcext:value-type="float">
            <text:p>37634</text:p>
          </table:table-cell>
          <table:table-cell table:style-name="ce6" table:formula="of:=[.E57]^2-2" office:value-type="float" office:value="1416317954" calcext:value-type="float">
            <text:p>1416317954</text:p>
          </table:table-cell>
        </table:table-row>
      </table:table>
      <table:named-expressions/>
    </office:spreadsheet>
  </office:body>
</office:document-content>
</file>

<file path=Object 45/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09:39:15.8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6/content.xml><?xml version="1.0" encoding="utf-8"?>
<math xmlns="http://www.w3.org/1998/Math/MathML" display="block">
  <semantics>
    <msub>
      <mrow>
        <mo fence="true" stretchy="true">(</mo>
        <mrow>
          <msub>
            <mi>R</mi>
            <mi>n</mi>
          </msub>
        </mrow>
        <mo fence="true" stretchy="true">)</mo>
      </mrow>
      <mrow>
        <mi>n</mi>
        <mo stretchy="false">∈</mo>
        <mi mathvariant="normal">ℕ</mi>
      </mrow>
    </msub>
    <annotation encoding="StarMath 5.0">left ( R_n right)_{ n in setN}</annotation>
  </semantics>
</math>
</file>

<file path=Object 47/content.xml><?xml version="1.0" encoding="utf-8"?>
<math xmlns="http://www.w3.org/1998/Math/MathML" display="block">
  <semantics>
    <mrow>
      <mrow>
        <msub>
          <mi>S</mi>
          <mi>n</mi>
        </msub>
        <mo stretchy="false">=</mo>
        <mi>k</mi>
      </mrow>
      <mrow>
        <msub>
          <mi>M</mi>
          <mi>p</mi>
        </msub>
        <mo stretchy="false">+</mo>
        <msub>
          <mi>R</mi>
          <mi>n</mi>
        </msub>
      </mrow>
    </mrow>
    <annotation encoding="StarMath 5.0">S_n = k M_p+ R_n</annotation>
  </semantics>
</math>
</file>

<file path=Object 48/content.xml><?xml version="1.0" encoding="utf-8"?>
<math xmlns="http://www.w3.org/1998/Math/MathML" display="block">
  <semantics>
    <mrow>
      <mn>0</mn>
      <mo stretchy="false">⩽</mo>
      <msub>
        <mi>R</mi>
        <mi>n</mi>
      </msub>
      <mo stretchy="false">&lt;</mo>
      <msub>
        <mi>M</mi>
        <mi>p</mi>
      </msub>
    </mrow>
    <annotation encoding="StarMath 5.0">0 leslant  R_n &lt;M_p</annotation>
  </semantics>
</math>
</file>

<file path=Object 49/content.xml><?xml version="1.0" encoding="utf-8"?>
<math xmlns="http://www.w3.org/1998/Math/MathML" display="block">
  <semantics>
    <mrow>
      <mrow>
        <msub>
          <mi>R</mi>
          <mrow>
            <mi>n</mi>
            <mo stretchy="false">+</mo>
            <mn>1</mn>
          </mrow>
        </msub>
        <mo stretchy="false">=</mo>
        <mrow>
          <msubsup>
            <mi>S</mi>
            <mi>n</mi>
            <mn>2</mn>
          </msubsup>
          <mo stretchy="false">−</mo>
          <mn>2</mn>
          <mo stretchy="false">−</mo>
          <mi>k</mi>
        </mrow>
      </mrow>
      <mrow>
        <msub>
          <mi>M</mi>
          <mi>p</mi>
        </msub>
        <mo stretchy="false">=</mo>
        <mrow>
          <msubsup>
            <mi>R</mi>
            <mi>n</mi>
            <mn>2</mn>
          </msubsup>
          <mo stretchy="false">+</mo>
          <msub>
            <mi>M</mi>
            <mi>p</mi>
          </msub>
        </mrow>
      </mrow>
      <mrow>
        <mrow>
          <mo fence="true" stretchy="false">(</mo>
          <mrow>
            <mrow>
              <mrow>
                <mi>k</mi>
                <mo stretchy="false">+</mo>
                <msup>
                  <mi>k</mi>
                  <mn>2</mn>
                </msup>
              </mrow>
              <mrow>
                <msub>
                  <mi>M</mi>
                  <mi>p</mi>
                </msub>
                <mo stretchy="false">+</mo>
                <mn>2</mn>
              </mrow>
              <mi>k</mi>
              <msub>
                <mi>R</mi>
                <mi>n</mi>
              </msub>
            </mrow>
          </mrow>
          <mo fence="true" stretchy="false">)</mo>
        </mrow>
        <mo stretchy="false">−</mo>
        <mn>2</mn>
      </mrow>
    </mrow>
    <annotation encoding="StarMath 5.0">R_{n+1} = S_n^2-2 -k M_p= R_n^2+M_p( k+k^2 M_p +2k R_n)-2</annotation>
  </semantics>
</math>
</file>

<file path=Object 5/content.xml><?xml version="1.0" encoding="utf-8"?>
<math xmlns="http://www.w3.org/1998/Math/MathML" display="block">
  <semantics>
    <mrow>
      <mi>a</mi>
      <mo stretchy="false">=</mo>
      <msup>
        <mn>2</mn>
        <mi>p</mi>
      </msup>
    </mrow>
    <annotation encoding="StarMath 5.0">a=2^p</annotation>
  </semantics>
</math>
</file>

<file path=Object 50/content.xml><?xml version="1.0" encoding="utf-8"?>
<math xmlns="http://www.w3.org/1998/Math/MathML" display="block">
  <semantics>
    <mrow>
      <mrow>
        <msub>
          <mi>R</mi>
          <mrow>
            <mi>n</mi>
            <mo stretchy="false">+</mo>
            <mn>1</mn>
          </mrow>
        </msub>
        <mo stretchy="false">≡</mo>
        <mrow>
          <msubsup>
            <mi>R</mi>
            <mi>n</mi>
            <mn>2</mn>
          </msubsup>
          <mo stretchy="false">−</mo>
          <mn>2</mn>
        </mrow>
      </mrow>
      <mspace width="2em"/>
      <mrow>
        <mo fence="true" stretchy="false">[</mo>
        <mrow>
          <msub>
            <mi>M</mi>
            <mi>p</mi>
          </msub>
        </mrow>
        <mo fence="true" stretchy="false">]</mo>
      </mrow>
    </mrow>
    <annotation encoding="StarMath 5.0">R_{ n+1}  equiv R_n^2 -2 ~[ M_p ]</annotation>
  </semantics>
</math>
</file>

<file path=Object 51/content.xml><?xml version="1.0" encoding="utf-8"?>
<math xmlns="http://www.w3.org/1998/Math/MathML" display="block">
  <semantics>
    <mrow>
      <mrow>
        <msub>
          <mi>S</mi>
          <mrow>
            <mi>p</mi>
            <mo stretchy="false">−</mo>
            <mn>2</mn>
          </mrow>
        </msub>
        <mo stretchy="false">≡</mo>
        <mn>0</mn>
      </mrow>
      <mspace width="2em"/>
      <mrow>
        <mo fence="true" stretchy="false">[</mo>
        <mrow>
          <msub>
            <mi>M</mi>
            <mi>p</mi>
          </msub>
        </mrow>
        <mo fence="true" stretchy="false">]</mo>
      </mrow>
    </mrow>
    <annotation encoding="StarMath 5.0">S_{p-2} equiv 0~[M_p]</annotation>
  </semantics>
</math>
</file>

<file path=Object 52/content.xml><?xml version="1.0" encoding="utf-8"?>
<math xmlns="http://www.w3.org/1998/Math/MathML" display="block">
  <semantics>
    <msub>
      <mi>M</mi>
      <mi>p</mi>
    </msub>
    <annotation encoding="StarMath 5.0">M_p </annotation>
  </semantics>
</math>
</file>

<file path=Object 53/content.xml><?xml version="1.0" encoding="utf-8"?>
<math xmlns="http://www.w3.org/1998/Math/MathML" display="block">
  <semantics>
    <mrow>
      <mn>0</mn>
      <mi>≤</mi>
      <mrow>
        <mi>r</mi>
        <mo stretchy="false">&lt;</mo>
        <mi>p</mi>
      </mrow>
      <mn>₀</mn>
    </mrow>
    <annotation encoding="StarMath 5.0">0≤r&lt;p₀</annotation>
  </semantics>
</math>
</file>

<file path=Object 54/content.xml><?xml version="1.0" encoding="utf-8"?>
<math xmlns="http://www.w3.org/1998/Math/MathML" display="block">
  <semantics>
    <mrow>
      <mi>r</mi>
      <mo stretchy="false">=</mo>
      <mn>0</mn>
    </mrow>
    <annotation encoding="StarMath 5.0"> r=0 </annotation>
  </semantics>
</math>
</file>

<file path=Object 55/content.xml><?xml version="1.0" encoding="utf-8"?>
<math xmlns="http://www.w3.org/1998/Math/MathML" display="block">
  <semantics>
    <mrow>
      <mi>d</mi>
      <mo stretchy="false">−</mo>
      <mn>1</mn>
    </mrow>
    <annotation encoding="StarMath 5.0"> d-1 </annotation>
  </semantics>
</math>
</file>

<file path=Object 56/content.xml><?xml version="1.0" encoding="utf-8"?>
<math xmlns="http://www.w3.org/1998/Math/MathML" display="block">
  <semantics>
    <mrow>
      <mi>d</mi>
      <mo stretchy="false">−</mo>
      <mn>1</mn>
    </mrow>
    <annotation encoding="StarMath 5.0"> d-1 </annotation>
  </semantics>
</math>
</file>

<file path=Object 57/content.xml><?xml version="1.0" encoding="utf-8"?>
<math xmlns="http://www.w3.org/1998/Math/MathML" display="block">
  <semantics>
    <mrow>
      <mn>38</mn>
      <mrow>
        <mi>k</mi>
        <mo stretchy="false">+</mo>
        <mn>1</mn>
      </mrow>
      <mi>≤</mi>
      <mn>724</mn>
    </mrow>
    <annotation encoding="StarMath 5.0">38k+1≤724 </annotation>
  </semantics>
</math>
</file>

<file path=Object 58/content.xml><?xml version="1.0" encoding="utf-8"?>
<math xmlns="http://www.w3.org/1998/Math/MathML" display="block">
  <semantics>
    <mrow>
      <mi>k</mi>
      <mi>≤</mi>
      <mn>19</mn>
    </mrow>
    <annotation encoding="StarMath 5.0">k≤19</annotation>
  </semantics>
</math>
</file>

<file path=Object 59/content.xml><?xml version="1.0" encoding="utf-8"?>
<math xmlns="http://www.w3.org/1998/Math/MathML" display="block">
  <semantics>
    <mrow>
      <mrow>
        <mi>d</mi>
        <mo stretchy="false">=</mo>
        <mn>38</mn>
      </mrow>
      <mrow>
        <mrow>
          <mrow>
            <mo fence="true" stretchy="false">(</mo>
            <mrow>
              <mrow>
                <mn>3</mn>
                <mrow>
                  <mi>m</mi>
                  <mo stretchy="false">+</mo>
                  <mn>1</mn>
                </mrow>
              </mrow>
            </mrow>
            <mo fence="true" stretchy="false">)</mo>
          </mrow>
          <mo stretchy="false">+</mo>
          <mn>1</mn>
        </mrow>
        <mo stretchy="false">=</mo>
        <mn>3</mn>
      </mrow>
      <mrow>
        <mo fence="true" stretchy="false">(</mo>
        <mrow>
          <mrow>
            <mrow>
              <mn>13</mn>
              <mo stretchy="false">+</mo>
              <mn>38</mn>
            </mrow>
            <mi>m</mi>
          </mrow>
        </mrow>
        <mo fence="true" stretchy="false">)</mo>
      </mrow>
    </mrow>
    <annotation encoding="StarMath 5.0"> d=38(3m+1)+1=3(13+38m) </annotation>
  </semantics>
</math>
</file>

<file path=Object 6/content.xml><?xml version="1.0" encoding="utf-8"?>
<math xmlns="http://www.w3.org/1998/Math/MathML" display="block">
  <semantics>
    <msub>
      <mi>M</mi>
      <mrow>
        <mi>p</mi>
        <mi>q</mi>
      </mrow>
    </msub>
    <annotation encoding="StarMath 5.0">M_{ p q }</annotation>
  </semantics>
</math>
</file>

<file path=Object 60/content.xml><?xml version="1.0" encoding="utf-8"?>
<math xmlns="http://www.w3.org/1998/Math/MathML" display="block">
  <semantics>
    <mrow>
      <mrow>
        <mi>d</mi>
        <mo stretchy="false">=</mo>
        <mn>38</mn>
      </mrow>
      <mrow>
        <mrow>
          <mrow>
            <mo fence="true" stretchy="false">(</mo>
            <mrow>
              <mrow>
                <mn>5</mn>
                <mrow>
                  <mi>m</mi>
                  <mo stretchy="false">+</mo>
                  <mn>3</mn>
                </mrow>
              </mrow>
            </mrow>
            <mo fence="true" stretchy="false">)</mo>
          </mrow>
          <mo stretchy="false">+</mo>
          <mn>1</mn>
        </mrow>
        <mo stretchy="false">=</mo>
        <mn>5</mn>
      </mrow>
      <mrow>
        <mo fence="true" stretchy="false">(</mo>
        <mrow>
          <mrow>
            <mrow>
              <mn>23</mn>
              <mo stretchy="false">+</mo>
              <mn>38</mn>
            </mrow>
            <mi>m</mi>
          </mrow>
        </mrow>
        <mo fence="true" stretchy="false">)</mo>
      </mrow>
    </mrow>
    <annotation encoding="StarMath 5.0"> d=38(5m+3)+1=5(23+38m) </annotation>
  </semantics>
</math>
</file>

<file path=Object 61/content.xml><?xml version="1.0" encoding="utf-8"?>
<math xmlns="http://www.w3.org/1998/Math/MathML" display="block">
  <semantics>
    <mrow>
      <mrow>
        <mi>d</mi>
        <mo stretchy="false">=</mo>
        <mn>38</mn>
      </mrow>
      <mrow>
        <mrow>
          <mrow>
            <mo fence="true" stretchy="false">(</mo>
            <mrow>
              <mrow>
                <mn>7</mn>
                <mrow>
                  <mi>m</mi>
                  <mo stretchy="false">+</mo>
                  <mn>2</mn>
                </mrow>
              </mrow>
            </mrow>
            <mo fence="true" stretchy="false">)</mo>
          </mrow>
          <mo stretchy="false">+</mo>
          <mn>1</mn>
        </mrow>
        <mo stretchy="false">=</mo>
        <mn>7</mn>
      </mrow>
      <mrow>
        <mo fence="true" stretchy="false">(</mo>
        <mrow>
          <mrow>
            <mrow>
              <mn>11</mn>
              <mo stretchy="false">+</mo>
              <mn>38</mn>
            </mrow>
            <mi>m</mi>
          </mrow>
        </mrow>
        <mo fence="true" stretchy="false">)</mo>
      </mrow>
    </mrow>
    <annotation encoding="StarMath 5.0"> d=38(7m+2)+1=7(11+38m) </annotation>
  </semantics>
</math>
</file>

<file path=Object 62/content.xml><?xml version="1.0" encoding="utf-8"?>
<math xmlns="http://www.w3.org/1998/Math/MathML" display="block">
  <semantics>
    <mrow>
      <mrow>
        <mi>k</mi>
        <mo stretchy="false">=</mo>
        <mn>3</mn>
      </mrow>
      <mrow>
        <mi>m</mi>
        <mo stretchy="false">+</mo>
        <mn>1</mn>
      </mrow>
    </mrow>
    <annotation encoding="StarMath 5.0"> k=3m+1 </annotation>
  </semantics>
</math>
</file>

<file path=Object 63/content.xml><?xml version="1.0" encoding="utf-8"?>
<math xmlns="http://www.w3.org/1998/Math/MathML" display="block">
  <semantics>
    <mrow>
      <mrow>
        <mi>k</mi>
        <mo stretchy="false">=</mo>
        <mn>5</mn>
      </mrow>
      <mrow>
        <mi>m</mi>
        <mo stretchy="false">+</mo>
        <mn>3</mn>
      </mrow>
    </mrow>
    <annotation encoding="StarMath 5.0"> k=5m+3 </annotation>
  </semantics>
</math>
</file>

<file path=Object 64/content.xml><?xml version="1.0" encoding="utf-8"?>
<math xmlns="http://www.w3.org/1998/Math/MathML" display="block">
  <semantics>
    <mrow>
      <mrow>
        <mi>k</mi>
        <mo stretchy="false">=</mo>
        <mn>7</mn>
      </mrow>
      <mrow>
        <mi>m</mi>
        <mo stretchy="false">+</mo>
        <mn>2</mn>
      </mrow>
    </mrow>
    <annotation encoding="StarMath 5.0"> k=7m+2 </annotation>
  </semantics>
</math>
</file>

<file path=Object 65/content.xml><?xml version="1.0" encoding="utf-8"?>
<math xmlns="http://www.w3.org/1998/Math/MathML" display="block">
  <semantics>
    <mrow>
      <mi>k</mi>
      <mi>≤</mi>
      <mn>19</mn>
    </mrow>
    <annotation encoding="StarMath 5.0">k≤19</annotation>
  </semantics>
</math>
</file>

<file path=Object 66/content.xml><?xml version="1.0" encoding="utf-8"?>
<math xmlns="http://www.w3.org/1998/Math/MathML" display="block">
  <semantics>
    <mrow>
      <mi>d</mi>
      <mo stretchy="false">&gt;</mo>
      <mn>2</mn>
    </mrow>
    <annotation encoding="StarMath 5.0"> d&gt;2 </annotation>
  </semantics>
</math>
</file>

<file path=Object 67/content.xml><?xml version="1.0" encoding="utf-8"?>
<math xmlns="http://www.w3.org/1998/Math/MathML" display="block">
  <semantics>
    <mrow>
      <mn>38</mn>
      <mrow>
        <mi>k</mi>
        <mo stretchy="false">+</mo>
        <mn>1</mn>
      </mrow>
    </mrow>
    <annotation encoding="StarMath 5.0"> 38k+1 </annotation>
  </semantics>
</math>
</file>

<file path=Object 68/content.xml><?xml version="1.0" encoding="utf-8"?>
<math xmlns="http://www.w3.org/1998/Math/MathML" display="block">
  <semantics>
    <mrow>
      <mrow>
        <mi>d</mi>
        <mo stretchy="false">=</mo>
        <mrow>
          <mn>2</mn>
          <mo stretchy="false">×</mo>
          <mn>23</mn>
        </mrow>
      </mrow>
      <mrow>
        <mi>k</mi>
        <mo stretchy="false">+</mo>
        <mn>1</mn>
      </mrow>
    </mrow>
    <annotation encoding="StarMath 5.0">d = 2 times23 k + 1</annotation>
  </semantics>
</math>
</file>

<file path=Object 7/content.xml><?xml version="1.0" encoding="utf-8"?>
<math xmlns="http://www.w3.org/1998/Math/MathML" display="block">
  <semantics>
    <mstyle mathsize="10pt">
      <mrow>
        <mn>3</mn>
        <mo stretchy="false">×</mo>
        <mn>5</mn>
      </mrow>
    </mstyle>
    <annotation encoding="StarMath 5.0">size10{3 times 5}</annotation>
  </semantics>
</math>
</file>

<file path=Object 8/content.xml><?xml version="1.0" encoding="utf-8"?>
<math xmlns="http://www.w3.org/1998/Math/MathML" display="block">
  <semantics>
    <mstyle mathsize="10pt">
      <mrow>
        <msup>
          <mn>3</mn>
          <mn>2</mn>
        </msup>
        <mo stretchy="false">×</mo>
        <mn>7</mn>
      </mrow>
    </mstyle>
    <annotation encoding="StarMath 5.0">size10{3^2 times 7}</annotation>
  </semantics>
</math>
</file>

<file path=Object 9/content.xml><?xml version="1.0" encoding="utf-8"?>
<math xmlns="http://www.w3.org/1998/Math/MathML" display="block">
  <semantics>
    <mstyle mathsize="10pt">
      <mrow>
        <mn>3</mn>
        <mo stretchy="false">×</mo>
        <mn>5</mn>
        <mo stretchy="false">×</mo>
        <mn>17</mn>
      </mrow>
    </mstyle>
    <annotation encoding="StarMath 5.0">size10{3 times 5 times 17}</annotation>
  </semantics>
</math>
</file>